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kinson Hyperlegible" svg:font-family="'Atkinson Hyperlegible', sans-serif"/>
    <style:font-face style:name="Helvetica Neue" svg:font-family="'Helvetica Neue', Tahoma, Arial, Helvetica, sans-serif"/>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paragraph-rsid="0036379d" style:font-size-asian="14pt" style:font-size-complex="14pt"/>
    </style:style>
    <style:style style:name="P3" style:family="paragraph" style:parent-style-name="Standard">
      <style:paragraph-properties fo:line-height="150%" fo:text-align="start" style:justify-single-word="false"/>
      <style:text-properties style:font-name="Ubuntu" fo:font-size="14pt" style:font-size-asian="14pt" style:font-size-complex="14pt"/>
    </style:style>
    <style:style style:name="P4" style:family="paragraph" style:parent-style-name="Standard">
      <style:paragraph-properties fo:line-height="150%"/>
      <style:text-properties style:font-name="Ubuntu" fo:font-size="14pt" officeooo:rsid="00132159" officeooo:paragraph-rsid="00132159" style:font-size-asian="14pt" style:font-size-complex="14pt"/>
    </style:style>
    <style:style style:name="P5" style:family="paragraph" style:parent-style-name="Standard">
      <style:paragraph-properties fo:line-height="150%"/>
      <style:text-properties style:font-name="Ubuntu" fo:font-size="14pt" officeooo:rsid="00135c38" officeooo:paragraph-rsid="00132159" style:font-size-asian="14pt" style:font-size-complex="14pt"/>
    </style:style>
    <style:style style:name="P6" style:family="paragraph" style:parent-style-name="Standard">
      <style:paragraph-properties fo:line-height="150%"/>
      <style:text-properties style:font-name="Ubuntu" fo:font-size="14pt" officeooo:rsid="00135c38" officeooo:paragraph-rsid="00135c38" style:font-size-asian="14pt" style:font-size-complex="14pt"/>
    </style:style>
    <style:style style:name="P7" style:family="paragraph" style:parent-style-name="Standard">
      <style:paragraph-properties fo:line-height="150%"/>
      <style:text-properties style:font-name="Ubuntu" fo:font-size="14pt" officeooo:rsid="00167265" officeooo:paragraph-rsid="001b7bc6" style:font-size-asian="14pt" style:font-size-complex="14pt"/>
    </style:style>
    <style:style style:name="P8" style:family="paragraph" style:parent-style-name="Standard">
      <style:paragraph-properties fo:line-height="150%"/>
      <style:text-properties style:font-name="Ubuntu" fo:font-size="14pt" officeooo:rsid="001b7bc6" officeooo:paragraph-rsid="001b7bc6" style:font-size-asian="14pt" style:font-size-complex="14pt"/>
    </style:style>
    <style:style style:name="P9" style:family="paragraph" style:parent-style-name="Standard">
      <style:paragraph-properties fo:line-height="150%"/>
      <style:text-properties style:font-name="Ubuntu" fo:font-size="14pt" officeooo:rsid="001b7bc6" officeooo:paragraph-rsid="001d09b9" style:font-size-asian="14pt" style:font-size-complex="14pt"/>
    </style:style>
    <style:style style:name="P10" style:family="paragraph" style:parent-style-name="Standard">
      <style:paragraph-properties fo:line-height="150%"/>
      <style:text-properties style:font-name="Ubuntu" fo:font-size="14pt" officeooo:rsid="001b7bc6" officeooo:paragraph-rsid="001ec30b" style:font-size-asian="14pt" style:font-size-complex="14pt"/>
    </style:style>
    <style:style style:name="P11" style:family="paragraph" style:parent-style-name="Standard">
      <style:paragraph-properties fo:line-height="150%"/>
      <style:text-properties style:font-name="Ubuntu" fo:font-size="14pt" officeooo:rsid="001bbf7f" officeooo:paragraph-rsid="001bbf7f" style:font-size-asian="14pt" style:font-size-complex="14pt"/>
    </style:style>
    <style:style style:name="P12" style:family="paragraph" style:parent-style-name="Standard">
      <style:paragraph-properties fo:line-height="150%"/>
      <style:text-properties style:font-name="Ubuntu" fo:font-size="14pt" officeooo:rsid="00219765" officeooo:paragraph-rsid="00219765" style:font-size-asian="14pt" style:font-size-complex="14pt"/>
    </style:style>
    <style:style style:name="P13" style:family="paragraph" style:parent-style-name="Standard">
      <style:paragraph-properties fo:line-height="150%"/>
      <style:text-properties style:font-name="Ubuntu" fo:font-size="14pt" officeooo:rsid="00219765" officeooo:paragraph-rsid="002294fb" style:font-size-asian="14pt" style:font-size-complex="14pt"/>
    </style:style>
    <style:style style:name="P14" style:family="paragraph" style:parent-style-name="Standard">
      <style:paragraph-properties fo:line-height="150%"/>
      <style:text-properties style:font-name="Ubuntu" fo:font-size="14pt" officeooo:rsid="00228db9" officeooo:paragraph-rsid="00228db9" style:font-size-asian="14pt" style:font-size-complex="14pt"/>
    </style:style>
    <style:style style:name="P15" style:family="paragraph" style:parent-style-name="Standard">
      <style:paragraph-properties fo:line-height="150%"/>
      <style:text-properties style:font-name="Ubuntu" fo:font-size="14pt" officeooo:rsid="002294fb" officeooo:paragraph-rsid="002a6243" style:font-size-asian="14pt" style:font-size-complex="14pt"/>
    </style:style>
    <style:style style:name="P16" style:family="paragraph" style:parent-style-name="Standard">
      <style:paragraph-properties fo:line-height="150%"/>
      <style:text-properties style:font-name="Ubuntu" fo:font-size="14pt" officeooo:rsid="00287c1a" officeooo:paragraph-rsid="0028e3f6" style:font-size-asian="14pt" style:font-size-complex="14pt"/>
    </style:style>
    <style:style style:name="P17" style:family="paragraph" style:parent-style-name="Standard">
      <style:paragraph-properties fo:line-height="150%"/>
      <style:text-properties style:font-name="Ubuntu" fo:font-size="14pt" officeooo:rsid="00287c1a" officeooo:paragraph-rsid="002cf4ce" style:font-size-asian="14pt" style:font-size-complex="14pt"/>
    </style:style>
    <style:style style:name="P18" style:family="paragraph" style:parent-style-name="Standard">
      <style:paragraph-properties fo:line-height="150%"/>
      <style:text-properties style:font-name="Ubuntu" fo:font-size="14pt" officeooo:rsid="0028e3f6" officeooo:paragraph-rsid="0028e3f6" style:font-size-asian="14pt" style:font-size-complex="14pt"/>
    </style:style>
    <style:style style:name="P19" style:family="paragraph" style:parent-style-name="Standard">
      <style:paragraph-properties fo:line-height="150%"/>
      <style:text-properties style:font-name="Ubuntu" fo:font-size="14pt" officeooo:rsid="0028e3f6" officeooo:paragraph-rsid="002cf4ce" style:font-size-asian="14pt" style:font-size-complex="14pt"/>
    </style:style>
    <style:style style:name="P20" style:family="paragraph" style:parent-style-name="Standard">
      <style:paragraph-properties fo:line-height="150%"/>
      <style:text-properties style:font-name="Ubuntu" fo:font-size="14pt" officeooo:rsid="002b7fcf" officeooo:paragraph-rsid="002b7fcf" style:font-size-asian="14pt" style:font-size-complex="14pt"/>
    </style:style>
    <style:style style:name="P21" style:family="paragraph" style:parent-style-name="Standard">
      <style:paragraph-properties fo:line-height="150%"/>
      <style:text-properties style:font-name="Ubuntu" fo:font-size="14pt" officeooo:rsid="002b7fcf" officeooo:paragraph-rsid="002cf4ce" style:font-size-asian="14pt" style:font-size-complex="14pt"/>
    </style:style>
    <style:style style:name="P22" style:family="paragraph" style:parent-style-name="Standard">
      <style:paragraph-properties fo:line-height="150%"/>
      <style:text-properties style:font-name="Ubuntu" fo:font-size="14pt" officeooo:rsid="002cf4ce" officeooo:paragraph-rsid="002cf4ce" style:font-size-asian="14pt" style:font-size-complex="14pt"/>
    </style:style>
    <style:style style:name="P23" style:family="paragraph" style:parent-style-name="Standard">
      <style:paragraph-properties fo:line-height="150%"/>
      <style:text-properties style:font-name="Ubuntu" fo:font-size="14pt" officeooo:rsid="002d8f95" officeooo:paragraph-rsid="002d8f95" style:font-size-asian="14pt" style:font-size-complex="14pt"/>
    </style:style>
    <style:style style:name="P24" style:family="paragraph" style:parent-style-name="Standard">
      <style:paragraph-properties fo:line-height="150%"/>
      <style:text-properties style:font-name="Ubuntu" fo:font-size="14pt" officeooo:rsid="002dfc24" officeooo:paragraph-rsid="002dfc24" style:font-size-asian="14pt" style:font-size-complex="14pt"/>
    </style:style>
    <style:style style:name="P25" style:family="paragraph" style:parent-style-name="Standard">
      <style:paragraph-properties fo:line-height="150%"/>
      <style:text-properties style:font-name="Ubuntu" fo:font-size="14pt" officeooo:rsid="002ee552" officeooo:paragraph-rsid="002ee552" style:font-size-asian="14pt" style:font-size-complex="14pt"/>
    </style:style>
    <style:style style:name="P26" style:family="paragraph" style:parent-style-name="Standard">
      <style:paragraph-properties fo:line-height="150%"/>
      <style:text-properties style:font-name="Ubuntu" fo:font-size="14pt" officeooo:rsid="002f4752" officeooo:paragraph-rsid="002f4752" style:font-size-asian="14pt" style:font-size-complex="14pt"/>
    </style:style>
    <style:style style:name="P27" style:family="paragraph" style:parent-style-name="Standard">
      <style:paragraph-properties fo:line-height="150%"/>
      <style:text-properties style:font-name="Ubuntu" fo:font-size="14pt" officeooo:rsid="00309a0b" officeooo:paragraph-rsid="00309a0b" style:font-size-asian="14pt" style:font-size-complex="14pt"/>
    </style:style>
    <style:style style:name="P28" style:family="paragraph" style:parent-style-name="Standard">
      <style:paragraph-properties fo:line-height="150%"/>
      <style:text-properties style:font-name="Ubuntu" fo:font-size="14pt" officeooo:rsid="003286b0" officeooo:paragraph-rsid="003286b0" style:font-size-asian="14pt" style:font-size-complex="14pt"/>
    </style:style>
    <style:style style:name="P29" style:family="paragraph" style:parent-style-name="Standard">
      <style:paragraph-properties fo:line-height="150%"/>
      <style:text-properties style:font-name="Ubuntu" fo:font-size="14pt" officeooo:rsid="0032fab1" officeooo:paragraph-rsid="00331b75" style:font-size-asian="14pt" style:font-size-complex="14pt"/>
    </style:style>
    <style:style style:name="P30" style:family="paragraph" style:parent-style-name="Standard">
      <style:paragraph-properties fo:line-height="150%"/>
      <style:text-properties style:font-name="Ubuntu" fo:font-size="14pt" officeooo:rsid="00331fc0" officeooo:paragraph-rsid="00346318" style:font-size-asian="14pt" style:font-size-complex="14pt"/>
    </style:style>
    <style:style style:name="P31" style:family="paragraph" style:parent-style-name="Standard">
      <style:paragraph-properties fo:line-height="150%"/>
      <style:text-properties style:font-name="Ubuntu" fo:font-size="14pt" officeooo:rsid="0035f152" officeooo:paragraph-rsid="0036379d" style:font-size-asian="14pt" style:font-size-complex="14pt"/>
    </style:style>
    <style:style style:name="P32" style:family="paragraph" style:parent-style-name="Standard">
      <style:paragraph-properties fo:line-height="150%"/>
      <style:text-properties style:font-name="Ubuntu" fo:font-size="14pt" officeooo:rsid="0036379d" officeooo:paragraph-rsid="00387d0e" style:font-size-asian="14pt" style:font-size-complex="14pt"/>
    </style:style>
    <style:style style:name="P33" style:family="paragraph" style:parent-style-name="Standard">
      <style:paragraph-properties fo:line-height="150%"/>
      <style:text-properties style:font-name="Ubuntu" fo:font-size="14pt" officeooo:rsid="00387d0e" officeooo:paragraph-rsid="00387d0e" style:font-size-asian="14pt" style:font-size-complex="14pt"/>
    </style:style>
    <style:style style:name="P34" style:family="paragraph" style:parent-style-name="Standard">
      <style:paragraph-properties fo:line-height="150%"/>
      <style:text-properties style:font-name="Ubuntu" fo:font-size="14pt" officeooo:rsid="0039c130" officeooo:paragraph-rsid="0039c130" style:font-size-asian="14pt" style:font-size-complex="14pt"/>
    </style:style>
    <style:style style:name="P35" style:family="paragraph" style:parent-style-name="Standard">
      <style:paragraph-properties fo:line-height="150%"/>
      <style:text-properties style:font-name="Ubuntu" fo:font-size="14pt" officeooo:rsid="003a6802" officeooo:paragraph-rsid="003bad01" style:font-size-asian="14pt" style:font-size-complex="14pt"/>
    </style:style>
    <style:style style:name="P36" style:family="paragraph" style:parent-style-name="Standard">
      <style:paragraph-properties fo:line-height="150%"/>
      <style:text-properties style:font-name="Ubuntu" fo:font-size="14pt" officeooo:rsid="003d131b" officeooo:paragraph-rsid="003e0baa" style:font-size-asian="14pt" style:font-size-complex="14pt"/>
    </style:style>
    <style:style style:name="P37" style:family="paragraph" style:parent-style-name="Standard">
      <style:paragraph-properties fo:line-height="150%"/>
      <style:text-properties style:font-name="Ubuntu" fo:font-size="14pt" officeooo:rsid="003e0baa" officeooo:paragraph-rsid="003e0baa" style:font-size-asian="14pt" style:font-size-complex="14pt"/>
    </style:style>
    <style:style style:name="P38" style:family="paragraph" style:parent-style-name="Standard">
      <style:paragraph-properties fo:line-height="150%"/>
      <style:text-properties style:font-name="Ubuntu" fo:font-size="14pt" officeooo:rsid="003ee771" officeooo:paragraph-rsid="0040d008" style:font-size-asian="14pt" style:font-size-complex="14pt"/>
    </style:style>
    <style:style style:name="P39" style:family="paragraph" style:parent-style-name="Standard">
      <style:paragraph-properties fo:line-height="150%"/>
      <style:text-properties style:font-name="Ubuntu" fo:font-size="14pt" officeooo:rsid="0040d008" officeooo:paragraph-rsid="0040d008" style:font-size-asian="14pt" style:font-size-complex="14pt"/>
    </style:style>
    <style:style style:name="P40" style:family="paragraph" style:parent-style-name="Standard">
      <style:paragraph-properties fo:line-height="150%"/>
      <style:text-properties style:font-name="Ubuntu" fo:font-size="14pt" officeooo:rsid="00421173" officeooo:paragraph-rsid="00421173" style:font-size-asian="14pt" style:font-size-complex="14pt"/>
    </style:style>
    <style:style style:name="P41" style:family="paragraph" style:parent-style-name="Standard">
      <style:paragraph-properties fo:line-height="150%"/>
      <style:text-properties style:font-name="Ubuntu" fo:font-size="14pt" officeooo:rsid="00437c99" officeooo:paragraph-rsid="00437c99" style:font-size-asian="14pt" style:font-size-complex="14pt"/>
    </style:style>
    <style:style style:name="P42" style:family="paragraph" style:parent-style-name="Standard">
      <style:paragraph-properties fo:line-height="150%"/>
      <style:text-properties style:font-name="Ubuntu" fo:font-size="14pt" officeooo:rsid="00437c99" officeooo:paragraph-rsid="0044903c" style:font-size-asian="14pt" style:font-size-complex="14pt"/>
    </style:style>
    <style:style style:name="P43" style:family="paragraph" style:parent-style-name="Standard">
      <style:paragraph-properties fo:line-height="150%"/>
      <style:text-properties style:font-name="Ubuntu" fo:font-size="14pt" officeooo:rsid="0044903c" officeooo:paragraph-rsid="0045ebaa" style:font-size-asian="14pt" style:font-size-complex="14pt"/>
    </style:style>
    <style:style style:name="P44" style:family="paragraph" style:parent-style-name="Standard">
      <style:paragraph-properties fo:line-height="150%"/>
      <style:text-properties style:font-name="Ubuntu" fo:font-size="14pt" officeooo:rsid="0045ebaa" officeooo:paragraph-rsid="0045ebaa" style:font-size-asian="14pt" style:font-size-complex="14pt"/>
    </style:style>
    <style:style style:name="P45" style:family="paragraph" style:parent-style-name="Standard">
      <style:paragraph-properties fo:line-height="150%"/>
      <style:text-properties style:font-name="Ubuntu" fo:font-size="14pt" officeooo:rsid="00478576" officeooo:paragraph-rsid="00478576" style:font-size-asian="14pt" style:font-size-complex="14pt"/>
    </style:style>
    <style:style style:name="P46" style:family="paragraph" style:parent-style-name="Standard">
      <style:paragraph-properties fo:line-height="150%"/>
      <style:text-properties style:font-name="Ubuntu" fo:font-size="14pt" officeooo:rsid="004881c3" officeooo:paragraph-rsid="004881c3" style:font-size-asian="14pt" style:font-size-complex="14pt"/>
    </style:style>
    <style:style style:name="P47" style:family="paragraph" style:parent-style-name="Standard">
      <style:paragraph-properties fo:line-height="150%"/>
      <style:text-properties style:font-name="Ubuntu" fo:font-size="14pt" officeooo:rsid="00498ea2" officeooo:paragraph-rsid="00498ea2" style:font-size-asian="14pt" style:font-size-complex="14pt"/>
    </style:style>
    <style:style style:name="P48" style:family="paragraph" style:parent-style-name="Standard">
      <style:paragraph-properties fo:line-height="150%"/>
      <style:text-properties style:font-name="Ubuntu" fo:font-size="14pt" officeooo:rsid="004a7614" officeooo:paragraph-rsid="004a7614" style:font-size-asian="14pt" style:font-size-complex="14pt"/>
    </style:style>
    <style:style style:name="P49" style:family="paragraph" style:parent-style-name="Standard">
      <style:paragraph-properties fo:line-height="150%"/>
      <style:text-properties style:font-name="Ubuntu" fo:font-size="14pt" officeooo:rsid="004bb24d" officeooo:paragraph-rsid="004bb24d" style:font-size-asian="14pt" style:font-size-complex="14pt"/>
    </style:style>
    <style:style style:name="P50" style:family="paragraph" style:parent-style-name="Standard">
      <style:paragraph-properties fo:line-height="150%"/>
      <style:text-properties style:font-name="Ubuntu" fo:font-size="14pt" officeooo:rsid="004cee39" officeooo:paragraph-rsid="004cee39" style:font-size-asian="14pt" style:font-size-complex="14pt"/>
    </style:style>
    <style:style style:name="P51" style:family="paragraph" style:parent-style-name="Standard">
      <style:paragraph-properties fo:line-height="150%"/>
      <style:text-properties style:font-name="Ubuntu" fo:font-size="14pt" officeooo:rsid="004d6b8d" officeooo:paragraph-rsid="004d6b8d" style:font-size-asian="14pt" style:font-size-complex="14pt"/>
    </style:style>
    <style:style style:name="P52" style:family="paragraph" style:parent-style-name="Standard">
      <style:paragraph-properties fo:line-height="150%"/>
      <style:text-properties style:font-name="Ubuntu" fo:font-size="14pt" officeooo:rsid="004e428a" officeooo:paragraph-rsid="004e428a" style:font-size-asian="14pt" style:font-size-complex="14pt"/>
    </style:style>
    <style:style style:name="P53" style:family="paragraph" style:parent-style-name="Standard">
      <style:paragraph-properties fo:line-height="150%"/>
      <style:text-properties style:font-name="Ubuntu" fo:font-size="14pt" officeooo:rsid="004e45b6" officeooo:paragraph-rsid="004e45b6" style:font-size-asian="14pt" style:font-size-complex="14pt"/>
    </style:style>
    <style:style style:name="P54" style:family="paragraph" style:parent-style-name="Standard">
      <style:paragraph-properties fo:line-height="150%"/>
      <style:text-properties style:font-name="Ubuntu" fo:font-size="14pt" officeooo:rsid="00503f4e" officeooo:paragraph-rsid="00503f4e" style:font-size-asian="14pt" style:font-size-complex="14pt"/>
    </style:style>
    <style:style style:name="P55" style:family="paragraph" style:parent-style-name="Standard">
      <style:paragraph-properties fo:line-height="150%"/>
      <style:text-properties style:font-name="Ubuntu" fo:font-size="14pt" officeooo:rsid="006d7f95" officeooo:paragraph-rsid="006d7f95" style:font-size-asian="14pt" style:font-size-complex="14pt"/>
    </style:style>
    <style:style style:name="P56" style:family="paragraph" style:parent-style-name="Standard">
      <style:paragraph-properties fo:line-height="150%"/>
      <style:text-properties style:font-name="Ubuntu" fo:font-size="14pt" officeooo:rsid="00727a39" officeooo:paragraph-rsid="0079f70f" style:font-size-asian="14pt" style:font-size-complex="14pt"/>
    </style:style>
    <style:style style:name="P57" style:family="paragraph" style:parent-style-name="Standard">
      <style:paragraph-properties fo:line-height="150%"/>
      <style:text-properties style:font-name="Ubuntu" fo:font-size="14pt" officeooo:rsid="00135c38" officeooo:paragraph-rsid="00135c38" fo:background-color="#dddddd" style:font-size-asian="14pt" style:font-size-complex="14pt"/>
    </style:style>
    <style:style style:name="P58" style:family="paragraph" style:parent-style-name="Standard">
      <style:paragraph-properties fo:line-height="150%"/>
      <style:text-properties style:font-name="Ubuntu" fo:font-size="14pt" officeooo:paragraph-rsid="00503f4e"/>
    </style:style>
    <style:style style:name="P59" style:family="paragraph" style:parent-style-name="Standard">
      <style:paragraph-properties fo:line-height="150%"/>
      <style:text-properties style:font-name="Ubuntu" fo:font-size="14pt" officeooo:rsid="00505ecb" officeooo:paragraph-rsid="0051e7be"/>
    </style:style>
    <style:style style:name="P60" style:family="paragraph" style:parent-style-name="Standard">
      <style:paragraph-properties fo:line-height="150%"/>
      <style:text-properties style:font-name="Ubuntu" fo:font-size="14pt" officeooo:rsid="0051e7be" officeooo:paragraph-rsid="0051e7be"/>
    </style:style>
    <style:style style:name="P61" style:family="paragraph" style:parent-style-name="Standard">
      <style:paragraph-properties fo:line-height="150%"/>
      <style:text-properties style:font-name="Ubuntu" fo:font-size="14pt" officeooo:rsid="0052c4a8" officeooo:paragraph-rsid="0052c4a8"/>
    </style:style>
    <style:style style:name="P62" style:family="paragraph" style:parent-style-name="Standard">
      <style:paragraph-properties fo:line-height="150%"/>
      <style:text-properties style:font-name="Ubuntu" fo:font-size="14pt" officeooo:rsid="0053481e" officeooo:paragraph-rsid="0053481e"/>
    </style:style>
    <style:style style:name="P63" style:family="paragraph" style:parent-style-name="Standard">
      <style:paragraph-properties fo:line-height="150%"/>
      <style:text-properties style:font-name="Ubuntu" fo:font-size="14pt" officeooo:rsid="0053c443" officeooo:paragraph-rsid="0053c443"/>
    </style:style>
    <style:style style:name="P64" style:family="paragraph" style:parent-style-name="Standard">
      <style:paragraph-properties fo:line-height="150%"/>
      <style:text-properties style:font-name="Ubuntu" fo:font-size="14pt" officeooo:rsid="0056675e" officeooo:paragraph-rsid="0056675e"/>
    </style:style>
    <style:style style:name="P65" style:family="paragraph" style:parent-style-name="Standard">
      <style:paragraph-properties fo:line-height="150%"/>
      <style:text-properties style:font-name="Ubuntu" fo:font-size="14pt" officeooo:rsid="005677d8" officeooo:paragraph-rsid="005677d8"/>
    </style:style>
    <style:style style:name="P66" style:family="paragraph" style:parent-style-name="Standard">
      <style:paragraph-properties fo:line-height="150%"/>
      <style:text-properties style:font-name="Ubuntu" fo:font-size="14pt" officeooo:rsid="0057bd65" officeooo:paragraph-rsid="0057bd65"/>
    </style:style>
    <style:style style:name="P67" style:family="paragraph" style:parent-style-name="Standard">
      <style:paragraph-properties fo:line-height="150%"/>
      <style:text-properties style:font-name="Ubuntu" fo:font-size="14pt" officeooo:rsid="00586322" officeooo:paragraph-rsid="00586322"/>
    </style:style>
    <style:style style:name="P68" style:family="paragraph" style:parent-style-name="Standard">
      <style:paragraph-properties fo:line-height="150%"/>
      <style:text-properties style:font-name="Ubuntu" fo:font-size="14pt" officeooo:rsid="005904c4" officeooo:paragraph-rsid="005904c4"/>
    </style:style>
    <style:style style:name="P69" style:family="paragraph" style:parent-style-name="Standard">
      <style:paragraph-properties fo:line-height="150%"/>
      <style:text-properties style:font-name="Ubuntu" fo:font-size="14pt" officeooo:rsid="005965e0" officeooo:paragraph-rsid="005965e0"/>
    </style:style>
    <style:style style:name="P70" style:family="paragraph" style:parent-style-name="Standard">
      <style:paragraph-properties fo:line-height="150%"/>
      <style:text-properties style:font-name="Ubuntu" fo:font-size="14pt" officeooo:rsid="005c6e02" officeooo:paragraph-rsid="005c6e02"/>
    </style:style>
    <style:style style:name="P71" style:family="paragraph" style:parent-style-name="Standard">
      <style:paragraph-properties fo:line-height="150%"/>
      <style:text-properties style:font-name="Ubuntu" fo:font-size="14pt" officeooo:rsid="005d302d" officeooo:paragraph-rsid="005d302d"/>
    </style:style>
    <style:style style:name="P72" style:family="paragraph" style:parent-style-name="Standard">
      <style:paragraph-properties fo:line-height="150%"/>
      <style:text-properties style:font-name="Ubuntu" fo:font-size="14pt" officeooo:rsid="005e7e68" officeooo:paragraph-rsid="005e7e68"/>
    </style:style>
    <style:style style:name="P73" style:family="paragraph" style:parent-style-name="Standard">
      <style:paragraph-properties fo:line-height="150%"/>
      <style:text-properties style:font-name="Ubuntu" fo:font-size="14pt" officeooo:rsid="005f25db" officeooo:paragraph-rsid="005f25db"/>
    </style:style>
    <style:style style:name="P74" style:family="paragraph" style:parent-style-name="Standard">
      <style:paragraph-properties fo:line-height="150%"/>
      <style:text-properties style:font-name="Ubuntu" fo:font-size="14pt" officeooo:rsid="006078ed" officeooo:paragraph-rsid="006078ed"/>
    </style:style>
    <style:style style:name="P75" style:family="paragraph" style:parent-style-name="Standard">
      <style:paragraph-properties fo:line-height="150%"/>
      <style:text-properties style:font-name="Ubuntu" fo:font-size="14pt" officeooo:rsid="0060c2e1" officeooo:paragraph-rsid="0060c2e1"/>
    </style:style>
    <style:style style:name="P76" style:family="paragraph" style:parent-style-name="Standard">
      <style:paragraph-properties fo:line-height="150%"/>
      <style:text-properties style:font-name="Ubuntu" fo:font-size="14pt" officeooo:rsid="00617cc7" officeooo:paragraph-rsid="00617cc7"/>
    </style:style>
    <style:style style:name="P77" style:family="paragraph" style:parent-style-name="Standard">
      <style:paragraph-properties fo:line-height="150%"/>
      <style:text-properties style:font-name="Ubuntu" fo:font-size="14pt" officeooo:rsid="006312e7" officeooo:paragraph-rsid="006312e7"/>
    </style:style>
    <style:style style:name="P78" style:family="paragraph" style:parent-style-name="Standard">
      <style:paragraph-properties fo:line-height="150%"/>
      <style:text-properties style:font-name="Ubuntu" fo:font-size="14pt" officeooo:rsid="0063a553" officeooo:paragraph-rsid="0063a553"/>
    </style:style>
    <style:style style:name="P79" style:family="paragraph" style:parent-style-name="Standard">
      <style:paragraph-properties fo:line-height="150%"/>
      <style:text-properties style:font-name="Ubuntu" fo:font-size="14pt" officeooo:rsid="00641cd1" officeooo:paragraph-rsid="00641cd1"/>
    </style:style>
    <style:style style:name="P80" style:family="paragraph" style:parent-style-name="Standard">
      <style:paragraph-properties fo:line-height="150%"/>
      <style:text-properties style:font-name="Ubuntu" fo:font-size="14pt" officeooo:rsid="0066065c" officeooo:paragraph-rsid="0066065c"/>
    </style:style>
    <style:style style:name="P81" style:family="paragraph" style:parent-style-name="Standard">
      <style:paragraph-properties fo:line-height="150%"/>
      <style:text-properties style:font-name="Ubuntu" fo:font-size="14pt" officeooo:rsid="006704e7" officeooo:paragraph-rsid="006704e7"/>
    </style:style>
    <style:style style:name="P82" style:family="paragraph" style:parent-style-name="Standard">
      <style:paragraph-properties fo:line-height="150%"/>
      <style:text-properties fo:color="#000000" loext:opacity="100%" style:font-name="Ubuntu" fo:font-size="14pt" officeooo:rsid="00132159" officeooo:paragraph-rsid="00132159" fo:background-color="transparent" style:font-size-asian="14pt" style:font-size-complex="14pt"/>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32159" officeooo:paragraph-rsid="001558b3" fo:background-color="transparent" style:font-size-asian="14pt" style:font-size-complex="14pt"/>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05ecb" officeooo:paragraph-rsid="00503f4e" fo:background-color="transparent" style:font-size-asian="14pt" style:font-size-complex="14pt"/>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1e7be" officeooo:paragraph-rsid="0051e7be" fo:background-color="transparent" style:font-size-asian="14pt" style:font-size-complex="14pt"/>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2c4a8" officeooo:paragraph-rsid="0051e7be" fo:background-color="transparent" style:font-size-asian="14pt" style:font-size-complex="14pt"/>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3481e" officeooo:paragraph-rsid="0052c4a8" fo:background-color="transparent" style:font-size-asian="14pt" style:font-size-complex="14pt"/>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3c443" officeooo:paragraph-rsid="0053481e" fo:background-color="transparent" style:font-size-asian="14pt" style:font-size-complex="14pt"/>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675e" officeooo:paragraph-rsid="0053c443" fo:background-color="transparent" style:font-size-asian="14pt" style:font-size-complex="14pt"/>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77d8" officeooo:paragraph-rsid="0056675e" fo:background-color="transparent" style:font-size-asian="14pt" style:font-size-complex="14pt"/>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bd65" officeooo:paragraph-rsid="005677d8" fo:background-color="transparent" style:font-size-asian="14pt" style:font-size-complex="14pt"/>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86322" officeooo:paragraph-rsid="0057bd65" fo:background-color="transparent" style:font-size-asian="14pt" style:font-size-complex="14pt"/>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904c4" officeooo:paragraph-rsid="00586322" fo:background-color="transparent" style:font-size-asian="14pt" style:font-size-complex="14pt"/>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965e0" officeooo:paragraph-rsid="005904c4" fo:background-color="transparent" style:font-size-asian="14pt" style:font-size-complex="14pt"/>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6e02" officeooo:paragraph-rsid="005965e0" fo:background-color="transparent" style:font-size-asian="14pt" style:font-size-complex="14pt"/>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d302d" officeooo:paragraph-rsid="005c6e02" fo:background-color="transparent" style:font-size-asian="14pt" style:font-size-complex="14pt"/>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dc8d0" officeooo:paragraph-rsid="005d302d" fo:background-color="transparent" style:font-size-asian="14pt" style:font-size-complex="14pt"/>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078ed" officeooo:paragraph-rsid="005f25db" fo:background-color="transparent" style:font-size-asian="14pt" style:font-size-complex="14pt"/>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0c2e1" officeooo:paragraph-rsid="006078ed" fo:background-color="transparent" style:font-size-asian="14pt" style:font-size-complex="14pt"/>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17cc7" officeooo:paragraph-rsid="0060c2e1" fo:background-color="transparent" style:font-size-asian="14pt" style:font-size-complex="14pt"/>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17cc7" officeooo:paragraph-rsid="00617cc7" fo:background-color="transparent" style:font-size-asian="14pt" style:font-size-complex="14pt"/>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12e7" officeooo:paragraph-rsid="00617cc7" fo:background-color="transparent" style:font-size-asian="14pt" style:font-size-complex="14pt"/>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12e7" officeooo:paragraph-rsid="006312e7" fo:background-color="transparent" style:font-size-asian="14pt" style:font-size-complex="14pt"/>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3a553" officeooo:paragraph-rsid="0063a553" fo:background-color="transparent" style:font-size-asian="14pt" style:font-size-complex="14pt"/>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41cd1" officeooo:paragraph-rsid="0063a553" fo:background-color="transparent" style:font-size-asian="14pt" style:font-size-complex="14pt"/>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6065c" officeooo:paragraph-rsid="00641cd1" fo:background-color="transparent" style:font-size-asian="14pt" style:font-size-complex="14pt"/>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704e7" officeooo:paragraph-rsid="0066065c" fo:background-color="transparent" style:font-size-asian="14pt" style:font-size-complex="14pt"/>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704e7" officeooo:paragraph-rsid="006704e7" fo:background-color="transparent" style:font-size-asian="14pt" style:font-size-complex="14pt"/>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90135" officeooo:paragraph-rsid="006704e7" fo:background-color="transparent" style:font-size-asian="14pt" style:font-size-complex="14pt"/>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690135" fo:background-color="transparent" style:font-size-asian="14pt" style:font-size-complex="14pt"/>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1ae2" officeooo:paragraph-rsid="00690135" fo:background-color="transparent" style:font-size-asian="14pt" style:font-size-complex="14pt"/>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1ae2" officeooo:paragraph-rsid="006b1ae2" fo:background-color="transparent" style:font-size-asian="14pt" style:font-size-complex="14pt"/>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b71b" officeooo:paragraph-rsid="006b1ae2" fo:background-color="transparent" style:font-size-asian="14pt" style:font-size-complex="14pt"/>
    </style:style>
    <style:style style:name="P114" style:family="paragraph" style:parent-style-name="Standard">
      <style:paragraph-properties fo:line-height="150%"/>
      <style:text-properties officeooo:paragraph-rsid="00690135"/>
    </style:style>
    <style:style style:name="P115" style:family="paragraph" style:parent-style-name="Standard">
      <style:paragraph-properties fo:line-height="150%"/>
      <style:text-properties officeooo:rsid="00690135" officeooo:paragraph-rsid="00690135"/>
    </style:style>
    <style:style style:name="P116" style:family="paragraph" style:parent-style-name="Standard">
      <style:paragraph-properties fo:line-height="150%"/>
      <style:text-properties officeooo:rsid="006b1ae2" officeooo:paragraph-rsid="006b1ae2"/>
    </style:style>
    <style:style style:name="P117" style:family="paragraph" style:parent-style-name="Standard">
      <style:paragraph-properties fo:line-height="150%"/>
      <style:text-properties officeooo:rsid="006bb71b" officeooo:paragraph-rsid="006bb71b"/>
    </style:style>
    <style:style style:name="P118" style:family="paragraph" style:parent-style-name="Heading_20_1">
      <style:paragraph-properties fo:line-height="150%" fo:text-align="center" style:justify-single-word="false"/>
      <style:text-properties style:font-name="Ubuntu"/>
    </style:style>
    <style:style style:name="P119" style:family="paragraph" style:parent-style-name="Heading_20_2">
      <style:paragraph-properties fo:line-height="150%" fo:text-align="center" style:justify-single-word="false"/>
      <style:text-properties style:font-name="Ubuntu"/>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79f70f" fo:background-color="transparent" style:font-size-asian="14pt" style:font-size-complex="14pt"/>
    </style:style>
    <style:style style:name="P121" style:family="paragraph" style:parent-style-name="Standard">
      <style:paragraph-properties fo:line-height="150%"/>
      <style:text-properties style:font-name="Ubuntu" fo:font-size="14pt" officeooo:rsid="007b6f2d" officeooo:paragraph-rsid="007b6f2d" style:font-size-asian="14pt" style:font-size-complex="14pt"/>
    </style:style>
    <style:style style:name="P122" style:family="paragraph" style:parent-style-name="Standard">
      <style:paragraph-properties fo:line-height="150%"/>
      <style:text-properties style:font-name="Ubuntu" fo:font-size="14pt" officeooo:rsid="007bc854" officeooo:paragraph-rsid="007cd9db" style:font-size-asian="14pt" style:font-size-complex="14pt"/>
    </style:style>
    <style:style style:name="P123" style:family="paragraph" style:parent-style-name="Standard">
      <style:paragraph-properties fo:line-height="150%"/>
      <style:text-properties style:font-name="Ubuntu" fo:font-size="14pt" officeooo:rsid="007cd9db" officeooo:paragraph-rsid="007cd9db" style:font-size-asian="14pt" style:font-size-complex="14pt"/>
    </style:style>
    <style:style style:name="P124" style:family="paragraph" style:parent-style-name="Standard">
      <style:paragraph-properties fo:line-height="150%"/>
      <style:text-properties style:font-name="Ubuntu" fo:font-size="14pt" officeooo:rsid="007d8134" officeooo:paragraph-rsid="007d8134" style:font-size-asian="14pt" style:font-size-complex="14pt"/>
    </style:style>
    <style:style style:name="P125" style:family="paragraph" style:parent-style-name="Standard">
      <style:paragraph-properties fo:line-height="150%"/>
      <style:text-properties style:font-name="Ubuntu" fo:font-size="14pt" officeooo:rsid="007edba6" officeooo:paragraph-rsid="007edba6" style:font-size-asian="14pt" style:font-size-complex="14pt"/>
    </style:style>
    <style:style style:name="P126" style:family="paragraph" style:parent-style-name="Standard">
      <style:paragraph-properties fo:line-height="150%"/>
      <style:text-properties style:font-name="Ubuntu" fo:font-size="14pt" officeooo:rsid="007faebb" officeooo:paragraph-rsid="007faebb" style:font-size-asian="14pt" style:font-size-complex="14pt"/>
    </style:style>
    <style:style style:name="P127" style:family="paragraph" style:parent-style-name="Standard">
      <style:paragraph-properties fo:line-height="150%"/>
      <style:text-properties style:font-name="Ubuntu" fo:font-size="14pt" officeooo:rsid="007fcfa1" officeooo:paragraph-rsid="007fcfa1" style:font-size-asian="14pt" style:font-size-complex="14pt"/>
    </style:style>
    <style:style style:name="P128" style:family="paragraph" style:parent-style-name="Standard">
      <style:paragraph-properties fo:line-height="150%"/>
      <style:text-properties style:font-name="Ubuntu" fo:font-size="14pt" officeooo:rsid="0081abcf" officeooo:paragraph-rsid="0081abcf" style:font-size-asian="14pt" style:font-size-complex="14pt"/>
    </style:style>
    <style:style style:name="P129" style:family="paragraph" style:parent-style-name="Standard">
      <style:paragraph-properties fo:line-height="150%"/>
      <style:text-properties style:font-name="Ubuntu" fo:font-size="14pt" officeooo:rsid="0082f8ad" officeooo:paragraph-rsid="0082f8ad" style:font-size-asian="14pt" style:font-size-complex="14pt"/>
    </style:style>
    <style:style style:name="P130" style:family="paragraph" style:parent-style-name="Standard">
      <style:paragraph-properties fo:line-height="150%"/>
      <style:text-properties style:font-name="Ubuntu" fo:font-size="14pt" officeooo:rsid="0084eed3" officeooo:paragraph-rsid="0084eed3" style:font-size-asian="14pt" style:font-size-complex="14pt"/>
    </style:style>
    <style:style style:name="P131" style:family="paragraph" style:parent-style-name="Standard">
      <style:paragraph-properties fo:line-height="150%"/>
      <style:text-properties style:font-name="Ubuntu" fo:font-size="14pt" officeooo:rsid="0084eed3" officeooo:paragraph-rsid="00851abe" style:font-size-asian="14pt" style:font-size-complex="14pt"/>
    </style:style>
    <style:style style:name="P132" style:family="paragraph" style:parent-style-name="Standard">
      <style:paragraph-properties fo:line-height="150%"/>
      <style:text-properties style:font-name="Ubuntu" fo:font-size="14pt" officeooo:rsid="00851abe" officeooo:paragraph-rsid="0086ecd5" style:font-size-asian="14pt" style:font-size-complex="14pt"/>
    </style:style>
    <style:style style:name="P133" style:family="paragraph" style:parent-style-name="Standard">
      <style:paragraph-properties fo:line-height="150%"/>
      <style:text-properties style:font-name="Ubuntu" fo:font-size="14pt" officeooo:rsid="0086ecd5" officeooo:paragraph-rsid="0086ecd5" style:font-size-asian="14pt" style:font-size-complex="14pt"/>
    </style:style>
    <style:style style:name="P134" style:family="paragraph" style:parent-style-name="Standard">
      <style:paragraph-properties fo:line-height="150%"/>
      <style:text-properties style:font-name="Ubuntu" fo:font-size="14pt" officeooo:rsid="0088c4c4" officeooo:paragraph-rsid="0088c4c4" style:font-size-asian="14pt" style:font-size-complex="14pt"/>
    </style:style>
    <style:style style:name="P135" style:family="paragraph" style:parent-style-name="Standard">
      <style:paragraph-properties fo:line-height="150%"/>
      <style:text-properties style:font-name="Ubuntu" fo:font-size="14pt" officeooo:rsid="008a114e" officeooo:paragraph-rsid="008a114e" style:font-size-asian="14pt" style:font-size-complex="14pt"/>
    </style:style>
    <style:style style:name="P136" style:family="paragraph" style:parent-style-name="Standard">
      <style:paragraph-properties fo:line-height="150%"/>
      <style:text-properties style:font-name="Ubuntu" fo:font-size="14pt" officeooo:rsid="008a114e" officeooo:paragraph-rsid="008a49af" style:font-size-asian="14pt" style:font-size-complex="14pt"/>
    </style:style>
    <style:style style:name="P137" style:family="paragraph" style:parent-style-name="Standard">
      <style:paragraph-properties fo:line-height="150%"/>
      <style:text-properties fo:color="#000000" loext:opacity="100%" style:font-name="Ubuntu" fo:font-size="14pt" officeooo:rsid="008a114e" officeooo:paragraph-rsid="008a49af" fo:background-color="transparent" style:font-size-asian="14pt" style:font-size-complex="14pt"/>
    </style:style>
    <style:style style:name="P138" style:family="paragraph" style:parent-style-name="Standard">
      <style:paragraph-properties fo:line-height="150%"/>
      <style:text-properties fo:color="#000000" loext:opacity="100%" style:font-name="Ubuntu" fo:font-size="14pt" officeooo:rsid="0086ecd5" officeooo:paragraph-rsid="0086ecd5" fo:background-color="transparent" style:font-size-asian="14pt" style:font-size-complex="14pt"/>
    </style:style>
    <style:style style:name="P139" style:family="paragraph" style:parent-style-name="Standard">
      <style:paragraph-properties fo:line-height="150%"/>
      <style:text-properties fo:color="#000000" loext:opacity="100%" style:font-name="Ubuntu" fo:font-size="14pt" officeooo:rsid="0084eed3" officeooo:paragraph-rsid="0084eed3" fo:background-color="transparent" style:font-size-asian="14pt" style:font-size-complex="14pt"/>
    </style:style>
    <style:style style:name="P140" style:family="paragraph" style:parent-style-name="Standard">
      <style:paragraph-properties fo:line-height="150%"/>
      <style:text-properties fo:color="#000000" loext:opacity="100%" style:font-name="Ubuntu" fo:font-size="14pt" officeooo:rsid="0082f8ad" officeooo:paragraph-rsid="0082f8ad" fo:background-color="transparent" style:font-size-asian="14pt" style:font-size-complex="14pt"/>
    </style:style>
    <style:style style:name="P141" style:family="paragraph" style:parent-style-name="Standard">
      <style:paragraph-properties fo:line-height="150%"/>
      <style:text-properties fo:color="#000000" loext:opacity="100%" style:font-name="Ubuntu" fo:font-size="14pt" officeooo:rsid="007bc854" officeooo:paragraph-rsid="007bc854" fo:background-color="transparent" style:font-size-asian="14pt" style:font-size-complex="14pt"/>
    </style:style>
    <style:style style:name="P142" style:family="paragraph" style:parent-style-name="Standard">
      <style:paragraph-properties fo:line-height="150%"/>
      <style:text-properties fo:color="#000000" loext:opacity="100%" style:font-name="Ubuntu" fo:font-size="14pt" officeooo:rsid="00727a39" officeooo:paragraph-rsid="0079f70f" fo:background-color="transparent" style:font-size-asian="14pt" style:font-size-complex="14pt"/>
    </style:style>
    <style:style style:name="P143" style:family="paragraph" style:parent-style-name="Standard">
      <style:paragraph-properties fo:line-height="150%"/>
      <style:text-properties fo:color="#000000" loext:opacity="100%" style:font-name="Ubuntu" fo:font-size="14pt" officeooo:rsid="00727a39" officeooo:paragraph-rsid="0078eeaa" fo:background-color="transparent" style:font-size-asian="14pt" style:font-size-complex="14pt"/>
    </style:style>
    <style:style style:name="P144" style:family="paragraph" style:parent-style-name="Standard">
      <style:paragraph-properties fo:line-height="150%"/>
      <style:text-properties fo:color="#000000" loext:opacity="100%" style:font-name="Ubuntu" fo:font-size="14pt" officeooo:rsid="00727a39" officeooo:paragraph-rsid="007bc854" fo:background-color="transparent" style:font-size-asian="14pt" style:font-size-complex="14pt"/>
    </style:style>
    <style:style style:name="P145" style:family="paragraph" style:parent-style-name="Standard">
      <style:paragraph-properties fo:line-height="150%"/>
      <style:text-properties fo:color="#000000" loext:opacity="100%" style:font-name="Ubuntu" fo:font-size="14pt" fo:background-color="transparent" style:font-size-asian="14pt" style:font-size-complex="14pt"/>
    </style:style>
    <style:style style:name="P146" style:family="paragraph" style:parent-style-name="Standard">
      <style:paragraph-properties fo:line-height="150%"/>
      <style:text-properties fo:color="#000000" loext:opacity="100%" style:font-name="Ubuntu" fo:font-size="14pt" officeooo:paragraph-rsid="0092779d" fo:background-color="transparent" style:font-size-asian="14pt" style:font-size-complex="14pt"/>
    </style:style>
    <style:style style:name="P147" style:family="paragraph" style:parent-style-name="Standard">
      <style:paragraph-properties fo:line-height="150%"/>
      <style:text-properties fo:color="#000000" loext:opacity="100%" style:font-name="Ubuntu" fo:font-size="14pt" officeooo:paragraph-rsid="00933727" fo:background-color="transparent" style:font-size-asian="14pt" style:font-size-complex="14pt"/>
    </style:style>
    <style:style style:name="P148" style:family="paragraph" style:parent-style-name="Standard">
      <style:paragraph-properties fo:line-height="150%"/>
      <style:text-properties fo:color="#000000" loext:opacity="100%" style:font-name="Ubuntu" fo:font-size="14pt" officeooo:paragraph-rsid="00945aac" fo:background-color="transparent" style:font-size-asian="14pt" style:font-size-complex="14pt"/>
    </style:style>
    <style:style style:name="P149" style:family="paragraph" style:parent-style-name="Standard">
      <style:paragraph-properties fo:line-height="150%"/>
      <style:text-properties fo:color="#000000" loext:opacity="100%" style:font-name="Ubuntu" fo:font-size="14pt" officeooo:paragraph-rsid="00992e82" fo:background-color="transparent" style:font-size-asian="14pt" style:font-size-complex="14pt"/>
    </style:style>
    <style:style style:name="P150" style:family="paragraph" style:parent-style-name="Standard">
      <style:paragraph-properties fo:line-height="150%"/>
      <style:text-properties fo:color="#000000" loext:opacity="100%" style:font-name="Ubuntu" fo:font-size="14pt" officeooo:rsid="008a49af" officeooo:paragraph-rsid="008a49af" fo:background-color="transparent" style:font-size-asian="14pt" style:font-size-complex="14pt"/>
    </style:style>
    <style:style style:name="P151" style:family="paragraph" style:parent-style-name="Standard">
      <style:paragraph-properties fo:line-height="150%"/>
      <style:text-properties fo:color="#000000" loext:opacity="100%" style:font-name="Ubuntu" fo:font-size="14pt" officeooo:rsid="008ac664" officeooo:paragraph-rsid="008ac664" fo:background-color="transparent" style:font-size-asian="14pt" style:font-size-complex="14pt"/>
    </style:style>
    <style:style style:name="P152" style:family="paragraph" style:parent-style-name="Standard">
      <style:paragraph-properties fo:line-height="150%"/>
      <style:text-properties fo:color="#000000" loext:opacity="100%" style:font-name="Ubuntu" fo:font-size="14pt" officeooo:rsid="008ac664" officeooo:paragraph-rsid="008ad341" fo:background-color="transparent" style:font-size-asian="14pt" style:font-size-complex="14pt"/>
    </style:style>
    <style:style style:name="P153" style:family="paragraph" style:parent-style-name="Standard">
      <style:paragraph-properties fo:line-height="150%"/>
      <style:text-properties fo:color="#000000" loext:opacity="100%" style:font-name="Ubuntu" fo:font-size="14pt" officeooo:rsid="008ad341" officeooo:paragraph-rsid="008ad341" fo:background-color="transparent" style:font-size-asian="14pt" style:font-size-complex="14pt"/>
    </style:style>
    <style:style style:name="P154" style:family="paragraph" style:parent-style-name="Standard">
      <style:paragraph-properties fo:line-height="150%"/>
      <style:text-properties fo:color="#000000" loext:opacity="100%" style:font-name="Ubuntu" fo:font-size="14pt" officeooo:rsid="008be7e0" officeooo:paragraph-rsid="008be7e0" fo:background-color="transparent" style:font-size-asian="14pt" style:font-size-complex="14pt"/>
    </style:style>
    <style:style style:name="P155" style:family="paragraph" style:parent-style-name="Standard">
      <style:paragraph-properties fo:line-height="150%"/>
      <style:text-properties fo:color="#000000" loext:opacity="100%" style:font-name="Ubuntu" fo:font-size="14pt" officeooo:rsid="008ddf21" officeooo:paragraph-rsid="008ddf21" fo:background-color="transparent" style:font-size-asian="14pt" style:font-size-complex="14pt"/>
    </style:style>
    <style:style style:name="P156" style:family="paragraph" style:parent-style-name="Standard">
      <style:paragraph-properties fo:line-height="150%"/>
      <style:text-properties fo:color="#000000" loext:opacity="100%" style:font-name="Ubuntu" fo:font-size="14pt" officeooo:rsid="008e3cdb" officeooo:paragraph-rsid="008e3cdb" fo:background-color="transparent" style:font-size-asian="14pt" style:font-size-complex="14pt"/>
    </style:style>
    <style:style style:name="P157" style:family="paragraph" style:parent-style-name="Standard">
      <style:paragraph-properties fo:line-height="150%"/>
      <style:text-properties fo:color="#000000" loext:opacity="100%" style:font-name="Ubuntu" fo:font-size="14pt" officeooo:rsid="008eb6f4" officeooo:paragraph-rsid="008eb6f4" fo:background-color="transparent" style:font-size-asian="14pt" style:font-size-complex="14pt"/>
    </style:style>
    <style:style style:name="P158" style:family="paragraph" style:parent-style-name="Standard">
      <style:paragraph-properties fo:line-height="150%"/>
      <style:text-properties fo:color="#000000" loext:opacity="100%" style:font-name="Ubuntu" fo:font-size="14pt" officeooo:rsid="008f98e2" officeooo:paragraph-rsid="008f98e2" fo:background-color="transparent" style:font-size-asian="14pt" style:font-size-complex="14pt"/>
    </style:style>
    <style:style style:name="P159" style:family="paragraph" style:parent-style-name="Standard">
      <style:paragraph-properties fo:line-height="150%"/>
      <style:text-properties fo:color="#000000" loext:opacity="100%" style:font-name="Ubuntu" fo:font-size="14pt" officeooo:rsid="008fcba9" officeooo:paragraph-rsid="008fcba9" fo:background-color="transparent" style:font-size-asian="14pt" style:font-size-complex="14pt"/>
    </style:style>
    <style:style style:name="P160" style:family="paragraph" style:parent-style-name="Standard">
      <style:paragraph-properties fo:line-height="150%"/>
      <style:text-properties fo:color="#000000" loext:opacity="100%" style:font-name="Ubuntu" fo:font-size="14pt" officeooo:rsid="0090201e" officeooo:paragraph-rsid="0090201e" fo:background-color="transparent" style:font-size-asian="14pt" style:font-size-complex="14pt"/>
    </style:style>
    <style:style style:name="P161" style:family="paragraph" style:parent-style-name="Standard">
      <style:paragraph-properties fo:line-height="150%"/>
      <style:text-properties fo:color="#000000" loext:opacity="100%" style:font-name="Ubuntu" fo:font-size="14pt" officeooo:rsid="0090201e" officeooo:paragraph-rsid="0091a51b" fo:background-color="transparent" style:font-size-asian="14pt" style:font-size-complex="14pt"/>
    </style:style>
    <style:style style:name="P162" style:family="paragraph" style:parent-style-name="Standard">
      <style:paragraph-properties fo:line-height="150%"/>
      <style:text-properties fo:color="#000000" loext:opacity="100%" style:font-name="Ubuntu" fo:font-size="14pt" officeooo:rsid="0091a51b" officeooo:paragraph-rsid="0091a51b" fo:background-color="transparent" style:font-size-asian="14pt" style:font-size-complex="14pt"/>
    </style:style>
    <style:style style:name="P163" style:family="paragraph" style:parent-style-name="Standard">
      <style:paragraph-properties fo:line-height="150%"/>
      <style:text-properties fo:color="#000000" loext:opacity="100%" style:font-name="Ubuntu" fo:font-size="14pt" officeooo:rsid="0092779d" officeooo:paragraph-rsid="0092779d" fo:background-color="transparent" style:font-size-asian="14pt" style:font-size-complex="14pt"/>
    </style:style>
    <style:style style:name="P164" style:family="paragraph" style:parent-style-name="Standard">
      <style:paragraph-properties fo:line-height="150%"/>
      <style:text-properties fo:color="#000000" loext:opacity="100%" style:font-name="Ubuntu" fo:font-size="14pt" officeooo:rsid="00945aac" officeooo:paragraph-rsid="00945aac" fo:background-color="transparent" style:font-size-asian="14pt" style:font-size-complex="14pt"/>
    </style:style>
    <style:style style:name="P165" style:family="paragraph" style:parent-style-name="Standard">
      <style:paragraph-properties fo:line-height="150%"/>
      <style:text-properties fo:color="#000000" loext:opacity="100%" style:font-name="Ubuntu" fo:font-size="14pt" officeooo:rsid="00950ed8" officeooo:paragraph-rsid="00950ed8" fo:background-color="transparent" style:font-size-asian="14pt" style:font-size-complex="14pt"/>
    </style:style>
    <style:style style:name="P166" style:family="paragraph" style:parent-style-name="Standard">
      <style:paragraph-properties fo:line-height="150%"/>
      <style:text-properties fo:color="#000000" loext:opacity="100%" style:font-name="Ubuntu" fo:font-size="14pt" officeooo:rsid="0096706b" officeooo:paragraph-rsid="0096706b" fo:background-color="transparent" style:font-size-asian="14pt" style:font-size-complex="14pt"/>
    </style:style>
    <style:style style:name="P167" style:family="paragraph" style:parent-style-name="Standard">
      <style:paragraph-properties fo:line-height="150%"/>
      <style:text-properties fo:color="#000000" loext:opacity="100%" style:font-name="Ubuntu" fo:font-size="14pt" officeooo:rsid="0096706b" officeooo:paragraph-rsid="0096d2e1" fo:background-color="transparent" style:font-size-asian="14pt" style:font-size-complex="14pt"/>
    </style:style>
    <style:style style:name="P168" style:family="paragraph" style:parent-style-name="Standard">
      <style:paragraph-properties fo:line-height="150%"/>
      <style:text-properties fo:color="#000000" loext:opacity="100%" style:font-name="Ubuntu" fo:font-size="14pt" officeooo:rsid="0096d2e1" officeooo:paragraph-rsid="0096d2e1" fo:background-color="transparent" style:font-size-asian="14pt" style:font-size-complex="14pt"/>
    </style:style>
    <style:style style:name="P169" style:family="paragraph" style:parent-style-name="Standard">
      <style:paragraph-properties fo:line-height="150%"/>
      <style:text-properties fo:color="#000000" loext:opacity="100%" style:font-name="Ubuntu" fo:font-size="14pt" officeooo:rsid="0098be9d" officeooo:paragraph-rsid="0098be9d" fo:background-color="transparent" style:font-size-asian="14pt" style:font-size-complex="14pt"/>
    </style:style>
    <style:style style:name="P170" style:family="paragraph" style:parent-style-name="Standard">
      <style:paragraph-properties fo:line-height="150%"/>
      <style:text-properties fo:color="#000000" loext:opacity="100%" style:font-name="Ubuntu" fo:font-size="14pt" fo:font-weight="normal" officeooo:rsid="0098be9d" officeooo:paragraph-rsid="0098be9d" fo:background-color="transparent" style:font-size-asian="14pt" style:font-weight-asian="normal" style:font-size-complex="14pt" style:font-weight-complex="normal"/>
    </style:style>
    <style:style style:name="P171" style:family="paragraph" style:parent-style-name="Standard">
      <style:paragraph-properties fo:line-height="150%"/>
      <style:text-properties fo:color="#000000" loext:opacity="100%" style:font-name="Ubuntu" fo:font-size="14pt" fo:font-weight="normal" officeooo:rsid="00992e82" officeooo:paragraph-rsid="00992e82" fo:background-color="transparent" style:font-size-asian="14pt" style:font-weight-asian="normal" style:font-size-complex="14pt" style:font-weight-complex="normal"/>
    </style:style>
    <style:style style:name="P172" style:family="paragraph" style:parent-style-name="Standard">
      <style:paragraph-properties fo:line-height="150%"/>
      <style:text-properties fo:color="#000000" loext:opacity="100%" style:font-name="Ubuntu" fo:font-size="14pt" officeooo:paragraph-rsid="0093371f"/>
    </style:style>
    <style:style style:name="P173" style:family="paragraph" style:parent-style-name="Standard">
      <style:paragraph-properties fo:line-height="150%"/>
      <style:text-properties fo:color="#000000" loext:opacity="100%" style:font-name="Ubuntu" fo:font-size="14pt" officeooo:paragraph-rsid="0096d2e1"/>
    </style:style>
    <style:style style:name="P174" style:family="paragraph" style:parent-style-name="Standard">
      <style:paragraph-properties fo:line-height="150%"/>
      <style:text-properties fo:color="#000000" loext:opacity="100%" style:font-name="Ubuntu" fo:font-size="14pt" officeooo:rsid="0096d2e1" officeooo:paragraph-rsid="0096d2e1"/>
    </style:style>
    <style:style style:name="P175" style:family="paragraph" style:parent-style-name="Standard">
      <style:paragraph-properties fo:line-height="150%"/>
      <style:text-properties fo:color="#000000" loext:opacity="100%" style:font-name="Ubuntu" fo:font-size="14pt" officeooo:rsid="0098be9d" officeooo:paragraph-rsid="0098be9d"/>
    </style:style>
    <style:style style:name="T1" style:family="text">
      <style:text-properties officeooo:rsid="00135c38"/>
    </style:style>
    <style:style style:name="T2" style:family="text">
      <style:text-properties officeooo:rsid="001554e2"/>
    </style:style>
    <style:style style:name="T3" style:family="text">
      <style:text-properties fo:color="#000000" loext:opacity="100%" style:font-name="Ubuntu" officeooo:rsid="00135c38" fo:background-color="transparent" loext:char-shading-value="0"/>
    </style:style>
    <style:style style:name="T4" style:family="text">
      <style:text-properties fo:color="#000000" loext:opacity="100%" style:font-name="Ubuntu" officeooo:rsid="00505ecb" fo:background-color="transparent" loext:char-shading-value="0" style:font-size-asian="14pt" style:font-size-complex="14pt"/>
    </style:style>
    <style:style style:name="T5" style:family="text">
      <style:text-properties fo:font-weight="bold" style:font-weight-asian="bold" style:font-weight-complex="bold"/>
    </style:style>
    <style:style style:name="T6" style:family="text">
      <style:text-properties fo:font-weight="bold" officeooo:rsid="002603d1" style:font-weight-asian="bold" style:font-weight-complex="bold"/>
    </style:style>
    <style:style style:name="T7" style:family="text">
      <style:text-properties fo:font-weight="bold" officeooo:rsid="00744927" style:font-weight-asian="bold" style:font-weight-complex="bold"/>
    </style:style>
    <style:style style:name="T8" style:family="text">
      <style:text-properties fo:font-weight="bold" officeooo:rsid="007b728b" style:font-weight-asian="bold" style:font-weight-complex="bold"/>
    </style:style>
    <style:style style:name="T9" style:family="text">
      <style:text-properties fo:font-weight="bold" officeooo:rsid="007bc854" style:font-weight-asian="bold" style:font-weight-complex="bold"/>
    </style:style>
    <style:style style:name="T10" style:family="text">
      <style:text-properties fo:font-weight="bold" officeooo:rsid="007cd9db" style:font-weight-asian="bold" style:font-weight-complex="bold"/>
    </style:style>
    <style:style style:name="T11" style:family="text">
      <style:text-properties fo:font-weight="bold" officeooo:rsid="007d8134" style:font-weight-asian="bold" style:font-weight-complex="bold"/>
    </style:style>
    <style:style style:name="T12" style:family="text">
      <style:text-properties fo:font-weight="bold" officeooo:rsid="007faebb" style:font-weight-asian="bold" style:font-weight-complex="bold"/>
    </style:style>
    <style:style style:name="T13" style:family="text">
      <style:text-properties fo:font-weight="bold" officeooo:rsid="0081abcf" style:font-weight-asian="bold" style:font-weight-complex="bold"/>
    </style:style>
    <style:style style:name="T14" style:family="text">
      <style:text-properties fo:font-weight="bold" officeooo:rsid="0084eed3" style:font-weight-asian="bold" style:font-weight-complex="bold"/>
    </style:style>
    <style:style style:name="T15" style:family="text">
      <style:text-properties fo:font-weight="bold" officeooo:rsid="00851abe" style:font-weight-asian="bold" style:font-weight-complex="bold"/>
    </style:style>
    <style:style style:name="T16" style:family="text">
      <style:text-properties fo:font-weight="bold" officeooo:rsid="0086ecd5" style:font-weight-asian="bold" style:font-weight-complex="bold"/>
    </style:style>
    <style:style style:name="T17" style:family="text">
      <style:text-properties fo:font-weight="bold" officeooo:rsid="0088c4c4" style:font-weight-asian="bold" style:font-weight-complex="bold"/>
    </style:style>
    <style:style style:name="T18" style:family="text">
      <style:text-properties fo:font-weight="bold" officeooo:rsid="008a114e" style:font-weight-asian="bold" style:font-weight-complex="bold"/>
    </style:style>
    <style:style style:name="T19" style:family="text">
      <style:text-properties fo:font-weight="bold" officeooo:rsid="008a49af" style:font-weight-asian="bold" style:font-weight-complex="bold"/>
    </style:style>
    <style:style style:name="T20" style:family="text">
      <style:text-properties fo:font-weight="bold" officeooo:rsid="008ad341" style:font-weight-asian="bold" style:font-weight-complex="bold"/>
    </style:style>
    <style:style style:name="T21" style:family="text">
      <style:text-properties fo:font-weight="bold" officeooo:rsid="008e3cdb" style:font-weight-asian="bold" style:font-weight-complex="bold"/>
    </style:style>
    <style:style style:name="T22" style:family="text">
      <style:text-properties fo:font-weight="bold" officeooo:rsid="008eb6f4" style:font-weight-asian="bold" style:font-weight-complex="bold"/>
    </style:style>
    <style:style style:name="T23" style:family="text">
      <style:text-properties fo:font-weight="bold" officeooo:rsid="008f98e2" style:font-weight-asian="bold" style:font-weight-complex="bold"/>
    </style:style>
    <style:style style:name="T24" style:family="text">
      <style:text-properties fo:font-weight="bold" officeooo:rsid="008fcba9" style:font-weight-asian="bold" style:font-weight-complex="bold"/>
    </style:style>
    <style:style style:name="T25" style:family="text">
      <style:text-properties fo:font-weight="bold" officeooo:rsid="0090201e" style:font-weight-asian="bold" style:font-weight-complex="bold"/>
    </style:style>
    <style:style style:name="T26" style:family="text">
      <style:text-properties fo:font-weight="bold" officeooo:rsid="0091a51b" style:font-weight-asian="bold" style:font-weight-complex="bold"/>
    </style:style>
    <style:style style:name="T27" style:family="text">
      <style:text-properties fo:font-weight="bold" officeooo:rsid="0092779d" style:font-weight-asian="bold" style:font-weight-complex="bold"/>
    </style:style>
    <style:style style:name="T28" style:family="text">
      <style:text-properties fo:font-weight="bold" officeooo:rsid="00503f4e" style:font-size-asian="14pt" style:font-weight-asian="bold" style:font-size-complex="14pt" style:font-weight-complex="bold"/>
    </style:style>
    <style:style style:name="T29" style:family="text">
      <style:text-properties fo:font-weight="bold" officeooo:rsid="0092779d" fo:background-color="transparent" loext:char-shading-value="0" style:font-size-asian="14pt" style:font-weight-asian="bold" style:font-size-complex="14pt" style:font-weight-complex="bold"/>
    </style:style>
    <style:style style:name="T30" style:family="text">
      <style:text-properties officeooo:rsid="00181aaa"/>
    </style:style>
    <style:style style:name="T31" style:family="text">
      <style:text-properties officeooo:rsid="001912ca"/>
    </style:style>
    <style:style style:name="T32" style:family="text">
      <style:text-properties officeooo:rsid="0019a3b6"/>
    </style:style>
    <style:style style:name="T33" style:family="text">
      <style:text-properties officeooo:rsid="001b7bc6"/>
    </style:style>
    <style:style style:name="T34" style:family="text">
      <style:text-properties officeooo:rsid="001bbf7f"/>
    </style:style>
    <style:style style:name="T35" style:family="text">
      <style:text-properties officeooo:rsid="001d09b9"/>
    </style:style>
    <style:style style:name="T36" style:family="text">
      <style:text-properties officeooo:rsid="001ec30b"/>
    </style:style>
    <style:style style:name="T37" style:family="text">
      <style:text-properties officeooo:rsid="00219765"/>
    </style:style>
    <style:style style:name="T38" style:family="text">
      <style:text-properties officeooo:rsid="00228db9"/>
    </style:style>
    <style:style style:name="T39" style:family="text">
      <style:text-properties officeooo:rsid="002294fb"/>
    </style:style>
    <style:style style:name="T40" style:family="text">
      <style:text-properties officeooo:rsid="002480c5"/>
    </style:style>
    <style:style style:name="T41" style:family="text">
      <style:text-properties officeooo:rsid="002603d1"/>
    </style:style>
    <style:style style:name="T42" style:family="text">
      <style:text-properties officeooo:rsid="0026c357"/>
    </style:style>
    <style:style style:name="T43" style:family="text">
      <style:text-properties officeooo:rsid="00287c1a"/>
    </style:style>
    <style:style style:name="T44" style:family="text">
      <style:text-properties officeooo:rsid="0028e3f6"/>
    </style:style>
    <style:style style:name="T45" style:family="text">
      <style:text-properties officeooo:rsid="002a6243"/>
    </style:style>
    <style:style style:name="T46" style:family="text">
      <style:text-properties officeooo:rsid="002b7fcf"/>
    </style:style>
    <style:style style:name="T47" style:family="text">
      <style:text-properties officeooo:rsid="002cf4ce"/>
    </style:style>
    <style:style style:name="T48" style:family="text">
      <style:text-properties officeooo:rsid="002d8f95"/>
    </style:style>
    <style:style style:name="T49" style:family="text">
      <style:text-properties officeooo:rsid="002dfc24"/>
    </style:style>
    <style:style style:name="T50" style:family="text">
      <style:text-properties officeooo:rsid="002ee552"/>
    </style:style>
    <style:style style:name="T51" style:family="text">
      <style:text-properties officeooo:rsid="002f4752"/>
    </style:style>
    <style:style style:name="T52" style:family="text">
      <style:text-properties officeooo:rsid="00309a0b"/>
    </style:style>
    <style:style style:name="T53" style:family="text">
      <style:text-properties officeooo:rsid="003286b0"/>
    </style:style>
    <style:style style:name="T54" style:family="text">
      <style:text-properties officeooo:rsid="0032fab1"/>
    </style:style>
    <style:style style:name="T55" style:family="text">
      <style:text-properties officeooo:rsid="00331b75"/>
    </style:style>
    <style:style style:name="T56" style:family="text">
      <style:text-properties officeooo:rsid="00331fc0"/>
    </style:style>
    <style:style style:name="T57" style:family="text">
      <style:text-properties officeooo:rsid="00333865"/>
    </style:style>
    <style:style style:name="T58" style:family="text">
      <style:text-properties officeooo:rsid="00346318"/>
    </style:style>
    <style:style style:name="T59" style:family="text">
      <style:text-properties officeooo:rsid="0035f152"/>
    </style:style>
    <style:style style:name="T60" style:family="text">
      <style:text-properties officeooo:rsid="0036379d"/>
    </style:style>
    <style:style style:name="T61" style:family="text">
      <style:text-properties officeooo:rsid="00378435"/>
    </style:style>
    <style:style style:name="T62" style:family="text">
      <style:text-properties officeooo:rsid="00387d0e"/>
    </style:style>
    <style:style style:name="T63" style:family="text">
      <style:text-properties officeooo:rsid="0038baeb"/>
    </style:style>
    <style:style style:name="T64" style:family="text">
      <style:text-properties officeooo:rsid="0039c130"/>
    </style:style>
    <style:style style:name="T65" style:family="text">
      <style:text-properties officeooo:rsid="003a6802"/>
    </style:style>
    <style:style style:name="T66" style:family="text">
      <style:text-properties officeooo:rsid="003bad01"/>
    </style:style>
    <style:style style:name="T67" style:family="text">
      <style:text-properties officeooo:rsid="003d5da3"/>
    </style:style>
    <style:style style:name="T68" style:family="text">
      <style:text-properties officeooo:rsid="003e0baa"/>
    </style:style>
    <style:style style:name="T69" style:family="text">
      <style:text-properties officeooo:rsid="003ee771"/>
    </style:style>
    <style:style style:name="T70" style:family="text">
      <style:text-properties officeooo:rsid="0040d008"/>
    </style:style>
    <style:style style:name="T71" style:family="text">
      <style:text-properties officeooo:rsid="00421173"/>
    </style:style>
    <style:style style:name="T72" style:family="text">
      <style:text-properties officeooo:rsid="0044903c"/>
    </style:style>
    <style:style style:name="T73" style:family="text">
      <style:text-properties officeooo:rsid="0045ebaa"/>
    </style:style>
    <style:style style:name="T74" style:family="text">
      <style:text-properties officeooo:rsid="00478576"/>
    </style:style>
    <style:style style:name="T75" style:family="text">
      <style:text-properties officeooo:rsid="004881c3"/>
    </style:style>
    <style:style style:name="T76" style:family="text">
      <style:text-properties officeooo:rsid="00498ea2"/>
    </style:style>
    <style:style style:name="T77" style:family="text">
      <style:text-properties officeooo:rsid="004a7614"/>
    </style:style>
    <style:style style:name="T78" style:family="text">
      <style:text-properties officeooo:rsid="004bb24d"/>
    </style:style>
    <style:style style:name="T79" style:family="text">
      <style:text-properties officeooo:rsid="004cee39"/>
    </style:style>
    <style:style style:name="T80" style:family="text">
      <style:text-properties officeooo:rsid="004d6b8d"/>
    </style:style>
    <style:style style:name="T81" style:family="text">
      <style:text-properties officeooo:rsid="004e32cc"/>
    </style:style>
    <style:style style:name="T82" style:family="text">
      <style:text-properties officeooo:rsid="004e428a"/>
    </style:style>
    <style:style style:name="T83" style:family="text">
      <style:text-properties officeooo:rsid="004e45b6"/>
    </style:style>
    <style:style style:name="T84" style:family="text">
      <style:text-properties officeooo:rsid="00503f4e"/>
    </style:style>
    <style:style style:name="T85" style:family="text">
      <style:text-properties fo:font-variant="normal" fo:text-transform="none" fo:color="#000000" loext:opacity="100%" style:font-name="Ubuntu" fo:letter-spacing="normal" fo:font-style="normal" fo:font-weight="normal" fo:background-color="transparent" loext:char-shading-value="0" style:font-size-asian="14pt" style:font-size-complex="14pt"/>
    </style:style>
    <style:style style:name="T86" style:family="text">
      <style:text-properties fo:font-variant="normal" fo:text-transform="none" fo:color="#000000" loext:opacity="100%" style:font-name="Ubuntu" fo:letter-spacing="normal" fo:font-style="normal" fo:font-weight="normal" officeooo:rsid="00505ecb" fo:background-color="transparent" loext:char-shading-value="0" style:font-size-asian="14pt" style:font-size-complex="14pt"/>
    </style:style>
    <style:style style:name="T87" style:family="text">
      <style:text-properties fo:font-variant="normal" fo:text-transform="none" fo:color="#000000" loext:opacity="100%" style:font-name="Ubuntu" fo:letter-spacing="normal" fo:font-style="normal" fo:font-weight="normal" officeooo:rsid="0051e7be" fo:background-color="transparent" loext:char-shading-value="0" style:font-size-asian="14pt" style:font-size-complex="14pt"/>
    </style:style>
    <style:style style:name="T88" style:family="text">
      <style:text-properties fo:font-variant="normal" fo:text-transform="none" fo:color="#000000" loext:opacity="100%" style:font-name="Ubuntu" fo:letter-spacing="normal" fo:font-style="normal" fo:font-weight="normal" officeooo:rsid="0052c4a8" fo:background-color="transparent" loext:char-shading-value="0" style:font-size-asian="14pt" style:font-size-complex="14pt"/>
    </style:style>
    <style:style style:name="T89" style:family="text">
      <style:text-properties fo:font-variant="normal" fo:text-transform="none" fo:color="#000000" loext:opacity="100%" style:font-name="Ubuntu" fo:letter-spacing="normal" fo:font-style="normal" fo:font-weight="normal" officeooo:rsid="0053481e" fo:background-color="transparent" loext:char-shading-value="0" style:font-size-asian="14pt" style:font-size-complex="14pt"/>
    </style:style>
    <style:style style:name="T90" style:family="text">
      <style:text-properties fo:font-variant="normal" fo:text-transform="none" fo:color="#000000" loext:opacity="100%" style:font-name="Ubuntu" fo:letter-spacing="normal" fo:font-style="normal" fo:font-weight="normal" officeooo:rsid="0053c443" fo:background-color="transparent" loext:char-shading-value="0" style:font-size-asian="14pt" style:font-size-complex="14pt"/>
    </style:style>
    <style:style style:name="T91" style:family="text">
      <style:text-properties fo:font-variant="normal" fo:text-transform="none" fo:color="#000000" loext:opacity="100%" style:font-name="Ubuntu" fo:letter-spacing="normal" fo:font-style="normal" fo:font-weight="normal" officeooo:rsid="0056675e" fo:background-color="transparent" loext:char-shading-value="0" style:font-size-asian="14pt" style:font-size-complex="14pt"/>
    </style:style>
    <style:style style:name="T92" style:family="text">
      <style:text-properties fo:font-variant="normal" fo:text-transform="none" fo:color="#000000" loext:opacity="100%" style:font-name="Ubuntu" fo:letter-spacing="normal" fo:font-style="normal" fo:font-weight="normal" officeooo:rsid="005677d8" fo:background-color="transparent" loext:char-shading-value="0" style:font-size-asian="14pt" style:font-size-complex="14pt"/>
    </style:style>
    <style:style style:name="T93" style:family="text">
      <style:text-properties fo:font-variant="normal" fo:text-transform="none" fo:color="#000000" loext:opacity="100%" style:font-name="Ubuntu" fo:letter-spacing="normal" fo:font-style="normal" fo:font-weight="normal" officeooo:rsid="0057bd65" fo:background-color="transparent" loext:char-shading-value="0" style:font-size-asian="14pt" style:font-size-complex="14pt"/>
    </style:style>
    <style:style style:name="T94" style:family="text">
      <style:text-properties fo:font-variant="normal" fo:text-transform="none" fo:color="#000000" loext:opacity="100%" style:font-name="Ubuntu" fo:letter-spacing="normal" fo:font-style="normal" fo:font-weight="normal" officeooo:rsid="00586322" fo:background-color="transparent" loext:char-shading-value="0" style:font-size-asian="14pt" style:font-size-complex="14pt"/>
    </style:style>
    <style:style style:name="T95" style:family="text">
      <style:text-properties fo:font-variant="normal" fo:text-transform="none" fo:color="#000000" loext:opacity="100%" style:font-name="Ubuntu" fo:letter-spacing="normal" fo:font-style="normal" fo:font-weight="normal" officeooo:rsid="005904c4" fo:background-color="transparent" loext:char-shading-value="0" style:font-size-asian="14pt" style:font-size-complex="14pt"/>
    </style:style>
    <style:style style:name="T96" style:family="text">
      <style:text-properties fo:font-variant="normal" fo:text-transform="none" fo:color="#000000" loext:opacity="100%" style:font-name="Ubuntu" fo:letter-spacing="normal" fo:font-style="normal" fo:font-weight="bold" fo:background-color="transparent" loext:char-shading-value="0" style:font-size-asian="14pt" style:font-weight-asian="bold" style:font-size-complex="14pt" style:font-weight-complex="bold"/>
    </style:style>
    <style:style style:name="T97" style:family="text">
      <style:text-properties fo:font-variant="normal" fo:text-transform="none" fo:color="#000000" loext:opacity="100%" style:font-name="Ubuntu" fo:letter-spacing="normal" fo:font-style="normal" fo:font-weight="bold" officeooo:rsid="0054cd8d" fo:background-color="transparent" loext:char-shading-value="0" style:font-size-asian="14pt" style:font-weight-asian="bold" style:font-size-complex="14pt" style:font-weight-complex="bold"/>
    </style:style>
    <style:style style:name="T98"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style:style>
    <style:style style:name="T99" style:family="text">
      <style:text-properties fo:font-variant="normal" fo:text-transform="none" fo:color="#000000" loext:opacity="100%" style:font-name="Ubuntu" fo:font-size="14pt" fo:letter-spacing="normal" fo:font-style="normal" fo:font-weight="normal" officeooo:rsid="00690135" fo:background-color="transparent" loext:char-shading-value="0" style:font-size-asian="14pt" style:font-size-complex="14pt"/>
    </style:style>
    <style:style style:name="T100"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ize-complex="14pt" loext:padding="0cm" loext:border="none"/>
    </style:style>
    <style:style style:name="T101" style:family="text">
      <style:text-properties fo:font-variant="normal" fo:text-transform="none" fo:color="#000000" loext:opacity="100%" style:font-name="Ubuntu" fo:font-size="14pt" fo:letter-spacing="normal" fo:font-style="normal" fo:font-weight="normal" officeooo:rsid="0069d777" fo:background-color="transparent" loext:char-shading-value="0" style:font-size-asian="14pt" style:font-size-complex="14pt"/>
    </style:style>
    <style:style style:name="T102" style:family="text">
      <style:text-properties fo:font-variant="normal" fo:text-transform="none" fo:color="#000000" loext:opacity="100%" style:font-name="Ubuntu" fo:font-size="14pt" fo:letter-spacing="normal" fo:font-style="normal" fo:font-weight="normal" officeooo:rsid="006b1ae2" fo:background-color="transparent" loext:char-shading-value="0" style:font-size-asian="14pt" style:font-size-complex="14pt"/>
    </style:style>
    <style:style style:name="T103" style:family="text">
      <style:text-properties fo:font-variant="normal" fo:text-transform="none" fo:color="#000000" loext:opacity="100%" style:font-name="Ubuntu" fo:font-size="14pt" fo:letter-spacing="normal" fo:font-style="normal" fo:font-weight="normal" officeooo:rsid="006bb71b" fo:background-color="transparent" loext:char-shading-value="0" style:font-size-asian="14pt" style:font-size-complex="14pt"/>
    </style:style>
    <style:style style:name="T104" style:family="text">
      <style:text-properties fo:font-variant="normal" fo:text-transform="none" fo:color="#000000" loext:opacity="100%" style:font-name="Ubuntu" fo:font-size="14pt" fo:letter-spacing="normal" fo:font-style="normal" fo:font-weight="bold"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font-name="Ubuntu" fo:font-size="14pt" fo:letter-spacing="normal" fo:font-style="normal" fo:font-weight="bold" officeooo:rsid="00690135"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fo:letter-spacing="normal" fo:font-style="normal" fo:font-weight="normal" fo:background-color="transparent" loext:char-shading-value="0" style:font-size-asian="14pt" style:font-size-complex="14pt"/>
    </style:style>
    <style:style style:name="T107" style:family="text">
      <style:text-properties fo:font-variant="normal" fo:text-transform="none" fo:color="#000000" loext:opacity="100%" fo:letter-spacing="normal" fo:font-style="normal" fo:font-weight="normal" officeooo:rsid="005965e0" fo:background-color="transparent" loext:char-shading-value="0" style:font-size-asian="14pt" style:font-size-complex="14pt"/>
    </style:style>
    <style:style style:name="T108" style:family="text">
      <style:text-properties fo:font-variant="normal" fo:text-transform="none" fo:color="#000000" loext:opacity="100%" fo:letter-spacing="normal" fo:font-style="normal" fo:font-weight="normal" officeooo:rsid="005ab786" fo:background-color="transparent" loext:char-shading-value="0" style:font-size-asian="14pt" style:font-size-complex="14pt"/>
    </style:style>
    <style:style style:name="T109" style:family="text">
      <style:text-properties fo:font-variant="normal" fo:text-transform="none" fo:color="#000000" loext:opacity="100%" fo:letter-spacing="normal" fo:font-style="normal" fo:font-weight="normal" officeooo:rsid="005c6e02" fo:background-color="transparent" loext:char-shading-value="0" style:font-size-asian="14pt" style:font-size-complex="14pt"/>
    </style:style>
    <style:style style:name="T110" style:family="text">
      <style:text-properties fo:font-variant="normal" fo:text-transform="none" fo:color="#000000" loext:opacity="100%" fo:letter-spacing="normal" fo:font-style="normal" fo:font-weight="normal" officeooo:rsid="005d302d" fo:background-color="transparent" loext:char-shading-value="0" style:font-size-asian="14pt" style:font-size-complex="14pt"/>
    </style:style>
    <style:style style:name="T111" style:family="text">
      <style:text-properties fo:font-variant="normal" fo:text-transform="none" fo:color="#000000" loext:opacity="100%" fo:letter-spacing="normal" fo:font-style="normal" fo:font-weight="normal" officeooo:rsid="005dc8d0" fo:background-color="transparent" loext:char-shading-value="0" style:font-size-asian="14pt" style:font-size-complex="14pt"/>
    </style:style>
    <style:style style:name="T112" style:family="text">
      <style:text-properties fo:font-variant="normal" fo:text-transform="none" fo:color="#000000" loext:opacity="100%" fo:letter-spacing="normal" fo:font-style="normal" fo:font-weight="normal" officeooo:rsid="005e7e68" fo:background-color="transparent" loext:char-shading-value="0" style:font-size-asian="14pt" style:font-size-complex="14pt"/>
    </style:style>
    <style:style style:name="T113" style:family="text">
      <style:text-properties fo:font-variant="normal" fo:text-transform="none" fo:color="#000000" loext:opacity="100%" fo:letter-spacing="normal" fo:font-style="normal" fo:font-weight="normal" officeooo:rsid="005f25db" fo:background-color="transparent" loext:char-shading-value="0" style:font-size-asian="14pt" style:font-size-complex="14pt"/>
    </style:style>
    <style:style style:name="T114" style:family="text">
      <style:text-properties fo:font-variant="normal" fo:text-transform="none" fo:color="#000000" loext:opacity="100%" fo:letter-spacing="normal" fo:font-style="normal" fo:font-weight="normal" officeooo:rsid="006078ed" fo:background-color="transparent" loext:char-shading-value="0" style:font-size-asian="14pt" style:font-size-complex="14pt"/>
    </style:style>
    <style:style style:name="T115" style:family="text">
      <style:text-properties fo:font-variant="normal" fo:text-transform="none" fo:color="#000000" loext:opacity="100%" fo:letter-spacing="normal" fo:font-style="normal" fo:font-weight="normal" officeooo:rsid="0060c2e1" fo:background-color="transparent" loext:char-shading-value="0" style:font-size-asian="14pt" style:font-size-complex="14pt"/>
    </style:style>
    <style:style style:name="T116" style:family="text">
      <style:text-properties fo:font-variant="normal" fo:text-transform="none" fo:color="#000000" loext:opacity="100%" fo:letter-spacing="normal" fo:font-style="normal" fo:font-weight="normal" officeooo:rsid="00617cc7" fo:background-color="transparent" loext:char-shading-value="0" style:font-size-asian="14pt" style:font-size-complex="14pt"/>
    </style:style>
    <style:style style:name="T117" style:family="text">
      <style:text-properties fo:font-variant="normal" fo:text-transform="none" fo:color="#000000" loext:opacity="100%" fo:letter-spacing="normal" fo:font-style="normal" fo:font-weight="normal" officeooo:rsid="006312e7" fo:background-color="transparent" loext:char-shading-value="0" style:font-size-asian="14pt" style:font-size-complex="14pt"/>
    </style:style>
    <style:style style:name="T118" style:family="text">
      <style:text-properties fo:font-variant="normal" fo:text-transform="none" fo:color="#000000" loext:opacity="100%" fo:letter-spacing="normal" fo:font-style="normal" fo:font-weight="normal" officeooo:rsid="0063a553" fo:background-color="transparent" loext:char-shading-value="0" style:font-size-asian="14pt" style:font-size-complex="14pt"/>
    </style:style>
    <style:style style:name="T119" style:family="text">
      <style:text-properties fo:font-variant="normal" fo:text-transform="none" fo:color="#000000" loext:opacity="100%" fo:letter-spacing="normal" fo:font-style="normal" fo:font-weight="normal" officeooo:rsid="00641cd1" fo:background-color="transparent" loext:char-shading-value="0" style:font-size-asian="14pt" style:font-size-complex="14pt"/>
    </style:style>
    <style:style style:name="T120" style:family="text">
      <style:text-properties fo:font-variant="normal" fo:text-transform="none" fo:color="#000000" loext:opacity="100%" fo:letter-spacing="normal" fo:font-style="normal" fo:font-weight="normal" officeooo:rsid="0066065c" fo:background-color="transparent" loext:char-shading-value="0" style:font-size-asian="14pt" style:font-size-complex="14pt"/>
    </style:style>
    <style:style style:name="T121" style:family="text">
      <style:text-properties fo:font-variant="normal" fo:text-transform="none" fo:color="#000000" loext:opacity="100%" fo:letter-spacing="normal" fo:font-style="normal" fo:font-weight="normal" officeooo:rsid="006704e7" fo:background-color="transparent" loext:char-shading-value="0" style:font-size-asian="14pt" style:font-size-complex="14pt"/>
    </style:style>
    <style:style style:name="T122" style:family="text">
      <style:text-properties fo:font-variant="normal" fo:text-transform="none" fo:color="#000000" loext:opacity="100%" fo:letter-spacing="normal" fo:font-style="normal" fo:font-weight="normal" officeooo:rsid="0036379d" fo:background-color="transparent" loext:char-shading-value="0" style:font-size-asian="14pt" style:font-size-complex="14pt"/>
    </style:style>
    <style:style style:name="T123" style:family="text">
      <style:text-properties fo:font-variant="normal" fo:text-transform="none" fo:color="#000000" loext:opacity="100%" fo:letter-spacing="normal" fo:font-style="normal" fo:font-weight="normal" officeooo:rsid="00690135" fo:background-color="transparent" loext:char-shading-value="0" style:font-size-asian="14pt" style:font-size-complex="14pt"/>
    </style:style>
    <style:style style:name="T124" style:family="text">
      <style:text-properties fo:font-variant="normal" fo:text-transform="none" fo:color="#000000" loext:opacity="100%" fo:letter-spacing="normal" fo:font-style="normal" fo:font-weight="bold" fo:background-color="transparent" loext:char-shading-value="0" style:font-size-asian="14pt" style:font-weight-asian="bold" style:font-size-complex="14pt" style:font-weight-complex="bold"/>
    </style:style>
    <style:style style:name="T125" style:family="text">
      <style:text-properties fo:font-variant="normal" fo:text-transform="none" fo:color="#000000" loext:opacity="100%" fo:letter-spacing="normal" fo:font-style="normal" fo:font-weight="bold" officeooo:rsid="006d7f95" fo:background-color="transparent" loext:char-shading-value="0" style:font-size-asian="14pt" style:font-weight-asian="bold" style:font-size-complex="14pt" style:font-weight-complex="bold"/>
    </style:style>
    <style:style style:name="T126" style:family="text">
      <style:text-properties fo:font-variant="normal" fo:text-transform="none" fo:letter-spacing="normal" fo:font-style="normal"/>
    </style:style>
    <style:style style:name="T127" style:family="text">
      <style:text-properties fo:font-variant="normal" fo:text-transform="none" fo:letter-spacing="normal" fo:font-style="normal" fo:font-weight="normal" fo:background-color="transparent" loext:char-shading-value="0" style:font-size-asian="14pt" style:font-weight-asian="normal" style:font-size-complex="14pt" style:font-weight-complex="normal"/>
    </style:style>
    <style:style style:name="T128" style:family="text">
      <style:text-properties fo:font-variant="normal" fo:text-transform="none" fo:letter-spacing="normal" fo:font-style="normal" fo:font-weight="normal" officeooo:rsid="0096d2e1" fo:background-color="transparent" loext:char-shading-value="0" style:font-size-asian="14pt" style:font-weight-asian="normal" style:font-size-complex="14pt" style:font-weight-complex="normal"/>
    </style:style>
    <style:style style:name="T129" style:family="text">
      <style:text-properties fo:font-variant="normal" fo:text-transform="none" fo:letter-spacing="normal" fo:font-style="normal" fo:font-weight="normal" officeooo:rsid="0098be9d" fo:background-color="transparent" loext:char-shading-value="0" style:font-size-asian="14pt" style:font-weight-asian="normal" style:font-size-complex="14pt" style:font-weight-complex="normal"/>
    </style:style>
    <style:style style:name="T130" style:family="text">
      <style:text-properties fo:font-variant="normal" fo:text-transform="none" fo:letter-spacing="normal" fo:font-style="normal" fo:font-weight="normal" style:font-weight-asian="normal" style:font-weight-complex="normal"/>
    </style:style>
    <style:style style:name="T131" style:family="text">
      <style:text-properties fo:font-variant="normal" fo:text-transform="none" fo:letter-spacing="normal" fo:font-style="normal" fo:font-weight="normal" officeooo:rsid="00933727" style:font-weight-asian="normal" style:font-weight-complex="normal"/>
    </style:style>
    <style:style style:name="T132" style:family="text">
      <style:text-properties fo:font-variant="normal" fo:text-transform="none" fo:letter-spacing="normal" fo:font-style="normal" fo:font-weight="normal" officeooo:rsid="00950ed8" style:font-weight-asian="normal" style:font-weight-complex="normal"/>
    </style:style>
    <style:style style:name="T133" style:family="text">
      <style:text-properties fo:font-variant="normal" fo:text-transform="none" fo:letter-spacing="normal" fo:font-style="normal" fo:font-weight="normal" officeooo:rsid="0095c2f4" style:font-weight-asian="normal" style:font-weight-complex="normal"/>
    </style:style>
    <style:style style:name="T134" style:family="text">
      <style:text-properties fo:font-variant="normal" fo:text-transform="none" fo:letter-spacing="normal" fo:font-style="normal" fo:font-weight="normal" officeooo:rsid="0096706b" style:font-weight-asian="normal" style:font-weight-complex="normal"/>
    </style:style>
    <style:style style:name="T135" style:family="text">
      <style:text-properties fo:font-variant="normal" fo:text-transform="none" fo:letter-spacing="normal" fo:font-style="normal" fo:font-weight="normal" officeooo:rsid="0096d2e1" style:font-weight-asian="normal" style:font-weight-complex="normal"/>
    </style:style>
    <style:style style:name="T136" style:family="text">
      <style:text-properties fo:font-variant="normal" fo:text-transform="none" fo:letter-spacing="normal" fo:font-style="normal" fo:font-weight="normal" officeooo:rsid="00992e82" style:font-weight-asian="normal" style:font-weight-complex="normal"/>
    </style:style>
    <style:style style:name="T137" style:family="text">
      <style:text-properties fo:font-variant="normal" fo:text-transform="none" fo:letter-spacing="normal" fo:font-style="normal" fo:font-weight="bold" fo:background-color="transparent" loext:char-shading-value="0" style:font-size-asian="14pt" style:font-weight-asian="bold" style:font-size-complex="14pt" style:font-weight-complex="bold"/>
    </style:style>
    <style:style style:name="T138" style:family="text">
      <style:text-properties fo:font-variant="normal" fo:text-transform="none" fo:letter-spacing="normal" fo:font-style="normal" fo:font-weight="bold" officeooo:rsid="0096d2e1" fo:background-color="transparent" loext:char-shading-value="0" style:font-size-asian="14pt" style:font-weight-asian="bold" style:font-size-complex="14pt" style:font-weight-complex="bold"/>
    </style:style>
    <style:style style:name="T139" style:family="text">
      <style:text-properties fo:font-variant="normal" fo:text-transform="none" fo:letter-spacing="normal" fo:font-style="normal" fo:font-weight="bold" officeooo:rsid="0098be9d" fo:background-color="transparent" loext:char-shading-value="0" style:font-size-asian="14pt" style:font-weight-asian="bold" style:font-size-complex="14pt" style:font-weight-complex="bold"/>
    </style:style>
    <style:style style:name="T140" style:family="text">
      <style:text-properties fo:font-variant="normal" fo:text-transform="none" fo:letter-spacing="normal" fo:font-style="normal" fo:font-weight="bold" style:font-weight-asian="bold" style:font-weight-complex="bold"/>
    </style:style>
    <style:style style:name="T141" style:family="text">
      <style:text-properties fo:font-variant="normal" fo:text-transform="none" fo:letter-spacing="normal" fo:font-style="normal" fo:font-weight="bold" officeooo:rsid="00950ed8" style:font-weight-asian="bold" style:font-weight-complex="bold"/>
    </style:style>
    <style:style style:name="T142" style:family="text">
      <style:text-properties fo:font-variant="normal" fo:text-transform="none" fo:letter-spacing="normal" fo:font-style="normal" fo:font-weight="bold" officeooo:rsid="0096706b" style:font-weight-asian="bold" style:font-weight-complex="bold"/>
    </style:style>
    <style:style style:name="T143" style:family="text">
      <style:text-properties fo:font-variant="normal" fo:text-transform="none" fo:letter-spacing="normal" fo:font-style="normal" fo:font-weight="bold" officeooo:rsid="0096d2e1" style:font-weight-asian="bold" style:font-weight-complex="bold"/>
    </style:style>
    <style:style style:name="T144" style:family="text">
      <style:text-properties fo:font-variant="normal" fo:text-transform="none" fo:letter-spacing="normal" fo:font-style="normal" fo:font-weight="bold" officeooo:rsid="00992e82" style:font-weight-asian="bold" style:font-weight-complex="bold"/>
    </style:style>
    <style:style style:name="T145" style:family="text">
      <style:text-properties fo:font-variant="normal" fo:text-transform="none" fo:letter-spacing="normal" fo:font-style="normal" officeooo:rsid="00992e82"/>
    </style:style>
    <style:style style:name="T146" style:family="text">
      <style:text-properties officeooo:rsid="00503f4e" style:font-size-asian="14pt" style:font-size-complex="14pt"/>
    </style:style>
    <style:style style:name="T147" style:family="text">
      <style:text-properties officeooo:rsid="00505ecb" style:font-size-asian="14pt" style:font-size-complex="14pt"/>
    </style:style>
    <style:style style:name="T148" style:family="text">
      <style:text-properties officeooo:rsid="006d7f95"/>
    </style:style>
    <style:style style:name="T149" style:family="text">
      <style:text-properties officeooo:rsid="0074f686"/>
    </style:style>
    <style:style style:name="T150" style:family="text">
      <style:text-properties officeooo:rsid="0076eaf7"/>
    </style:style>
    <style:style style:name="T151" style:family="text">
      <style:text-properties officeooo:rsid="0079f70f"/>
    </style:style>
    <style:style style:name="T152" style:family="text">
      <style:text-properties officeooo:rsid="007bc854"/>
    </style:style>
    <style:style style:name="T153" style:family="text">
      <style:text-properties officeooo:rsid="007cd9db"/>
    </style:style>
    <style:style style:name="T154" style:family="text">
      <style:text-properties officeooo:rsid="007d8134"/>
    </style:style>
    <style:style style:name="T155" style:family="text">
      <style:text-properties officeooo:rsid="007edba6"/>
    </style:style>
    <style:style style:name="T156" style:family="text">
      <style:text-properties officeooo:rsid="007faebb"/>
    </style:style>
    <style:style style:name="T157" style:family="text">
      <style:text-properties officeooo:rsid="007fcfa1"/>
    </style:style>
    <style:style style:name="T158" style:family="text">
      <style:text-properties officeooo:rsid="0081abcf"/>
    </style:style>
    <style:style style:name="T159" style:family="text">
      <style:text-properties officeooo:rsid="0082f8ad"/>
    </style:style>
    <style:style style:name="T160" style:family="text">
      <style:text-properties officeooo:rsid="00851abe"/>
    </style:style>
    <style:style style:name="T161" style:family="text">
      <style:text-properties officeooo:rsid="0085f784"/>
    </style:style>
    <style:style style:name="T162" style:family="text">
      <style:text-properties officeooo:rsid="0086ecd5"/>
    </style:style>
    <style:style style:name="T163" style:family="text">
      <style:text-properties officeooo:rsid="0088c4c4"/>
    </style:style>
    <style:style style:name="T164" style:family="text">
      <style:text-properties officeooo:rsid="008a114e"/>
    </style:style>
    <style:style style:name="T165" style:family="text">
      <style:text-properties officeooo:rsid="0092779d" fo:background-color="transparent" loext:char-shading-value="0" style:font-size-asian="14pt" style:font-size-complex="14pt"/>
    </style:style>
    <style:style style:name="T166" style:family="text">
      <style:text-properties officeooo:rsid="008a49af"/>
    </style:style>
    <style:style style:name="T167" style:family="text">
      <style:text-properties fo:font-weight="normal" officeooo:rsid="008a49af" style:font-weight-asian="normal" style:font-weight-complex="normal"/>
    </style:style>
    <style:style style:name="T168" style:family="text">
      <style:text-properties officeooo:rsid="008ac664"/>
    </style:style>
    <style:style style:name="T169" style:family="text">
      <style:text-properties officeooo:rsid="008ad341"/>
    </style:style>
    <style:style style:name="T170" style:family="text">
      <style:text-properties officeooo:rsid="008ddf21"/>
    </style:style>
    <style:style style:name="T171" style:family="text">
      <style:text-properties officeooo:rsid="008e3cdb"/>
    </style:style>
    <style:style style:name="T172" style:family="text">
      <style:text-properties officeooo:rsid="008eb6f4"/>
    </style:style>
    <style:style style:name="T173" style:family="text">
      <style:text-properties officeooo:rsid="008f07d0"/>
    </style:style>
    <style:style style:name="T174" style:family="text">
      <style:text-properties officeooo:rsid="008fcba9"/>
    </style:style>
    <style:style style:name="T175" style:family="text">
      <style:text-properties officeooo:rsid="0090201e"/>
    </style:style>
    <style:style style:name="T176" style:family="text">
      <style:text-properties officeooo:rsid="0091a51b"/>
    </style:style>
    <style:style style:name="T177" style:family="text">
      <style:text-properties officeooo:rsid="0092779d"/>
    </style:style>
    <style:style style:name="T178" style:family="text">
      <style:text-properties officeooo:rsid="0093371f"/>
    </style:style>
    <style:style style:name="T179" style:family="text">
      <style:text-properties officeooo:rsid="00933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WAI-ARIA 02</text:h>
      <text:p text:style-name="P83">A adição de semântica ARIA apenas expõe informações extras para a API de acessibilidade de um navegador e não afeta o DOM de uma página.</text:p>
      <text:p text:style-name="P4"/>
      <text:p text:style-name="P4"><text:span text:style-name="T1">Os atributos </text:span>WAI-ARIA <text:span text:style-name="T1">são divididos</text:span> <text:span text:style-name="T1">em </text:span>3 tipos<text:span text:style-name="T1">: Roles (Funções/Papéis), </text:span><text:span text:style-name="T3">Properties (Propriedades) e States (Estados).</text:span></text:p>
      <text:p text:style-name="P82"/>
      <text:p text:style-name="P6">A única coisa que será alterada nos atributos do tipo role é o valor recebido:</text:p>
      <text:p text:style-name="P57">role=”valorRecebido” </text:p>
      <text:p text:style-name="P57"/>
      <text:p text:style-name="P6">Os atributos do tipo <text:span text:style-name="T2">propriedade</text:span> e <text:span text:style-name="T2">estado</text:span> sempre irão começar com “aria-”: </text:p>
      <text:p text:style-name="P57">aria-<text:span text:style-name="T2">valor</text:span>=”valorRecebido” </text:p>
      <text:p text:style-name="P5"/>
      <text:h text:style-name="P119" text:outline-level="2">Roles (Funções)</text:h>
      <text:p text:style-name="P7"><text:span text:style-name="T5">role=”alert” -</text:span> <text:span text:style-name="T32">E</text:span><text:span text:style-name="T30">nvia um evento de alerta acessivel para tecnologias assistivas que notifica o usuario. </text:span><text:span text:style-name="T31">É usad</text:span><text:span text:style-name="T33">o</text:span><text:span text:style-name="T31"> para comunicar uma mensagem importante e urgente </text:span><text:span text:style-name="T32">sobre </text:span><text:span text:style-name="T31">conteudos exibidos dinamicamente: </text:span><text:span text:style-name="T33">V</text:span><text:span text:style-name="T32">alor invalido inserido em </text:span><text:span text:style-name="T33">uma entrada de</text:span><text:span text:style-name="T32"> formulario, sessão de login prestes a expirar, conexão perdida com o servidor etc.</text:span></text:p>
      <text:p text:style-name="P8"/>
      <text:p text:style-name="P9"><text:span text:style-name="T5">role=”alertdialog” -</text:span> <text:span text:style-name="T34">Envia um evento de alerta acessivel para tecnologias assistivas </text:span><text:span text:style-name="T35">que notifica o usuario. </text:span><text:span text:style-name="T37">É</text:span><text:span text:style-name="T34"> usada para notificar o usuario sobre informações urgentes que exigem atenção imediata e uma resposta do usuario, como mensagens de erro que requerem confirmação ou outros prompts de confirmação de ação. </text:span><text:span text:style-name="T36">Tambem ajuda a identificar o conteudo de alerta como sendo agrupado e separado do restante da pagina.</text:span></text:p>
      <text:p text:style-name="P10"/>
      <text:p text:style-name="P11"/>
      <text:p text:style-name="P13"><text:soft-page-break/><text:span text:style-name="T5">role=”application” -</text:span> <text:span text:style-name="T38">Ess</text:span><text:span text:style-name="T39">a</text:span><text:span text:style-name="T38"> role é considerad</text:span><text:span text:style-name="T39">a</text:span><text:span text:style-name="T38"> uma função da estrutura do documento, que indica para as tecnologias assistivas que o elemento e seus filhos não estão em conformidade com nenhum outro elemento HTML </text:span><text:span text:style-name="T39">e </text:span><text:span text:style-name="T38">devem ser tratados de forma semelhante a um aplicativo de desktop. </text:span><text:span text:style-name="T39">Qualquer tipo de interpretação de estruturas HTML </text:span><text:span text:style-name="T40">(inclusive </text:span><text:span text:style-name="T39"><text:s/>tecnologias assistivas </text:span><text:span text:style-name="T40">voltada para o conteudo web)</text:span><text:span text:style-name="T39"> deve ser suspenso </text:span><text:span text:style-name="T38">e o controle deve ser totalmente entregue ao navegador e ao aplicativo web para lidar com a interação do mouse, teclado ou toque. </text:span>Essa role só deve ser usada para definir aplicativos web muito dinâmicos e semelhantes a desktop.</text:p>
      <text:p text:style-name="P12"/>
      <text:p text:style-name="P15"><text:span text:style-name="T6">role=”article” -</text:span><text:span text:style-name="T42"> </text:span><text:span text:style-name="T43">R</text:span><text:span text:style-name="T42">epresenta um &lt;article&gt; elemento, ou seja, </text:span><text:span text:style-name="T45">Informa </text:span><text:span text:style-name="T47">para a tecnologia assistiva</text:span><text:span text:style-name="T45"> que o elemento é um article. É</text:span><text:span text:style-name="T42"> uma função da estrutura do documento</text:span><text:span text:style-name="T41"> </text:span><text:span text:style-name="T42">que denota uma seção </text:span><text:span text:style-name="T43">que se fosse independente poderia ser visto como um documento, pagina ou site completo, como uma sessão de comentarios, postagens em fóruns, artigos de jornais etc.</text:span></text:p>
      <text:p text:style-name="P14"/>
      <text:p text:style-name="P17"><text:span text:style-name="T5">role=”banner” -</text:span> Representa um &lt;header&gt; elemento, <text:span text:style-name="T44">ou seja, </text:span><text:span text:style-name="T45">Informa </text:span><text:span text:style-name="T47">para a tecnologia assistiva</text:span><text:span text:style-name="T45"> que o elemento é um header. D</text:span><text:span text:style-name="T44">efine um cabeçalho de site global, que inclui um logotipo, nome da empresa, recurso de pesquisa e possivelmente a navegação global ou slogan. Vai definir um marco de banner para tecnologias assistivas.</text:span></text:p>
      <text:p text:style-name="P16"/>
      <text:p text:style-name="P19"><text:span text:style-name="T5">role=”button” -</text:span> <text:span text:style-name="T45">Representa um &lt;button&gt; elemento, ou seja, Informa </text:span><text:span text:style-name="T47">para a tecnologia assistiva</text:span><text:span text:style-name="T45"> que o elemento é um botão. Vai funcionar em elementos clicaveis que acionam uma resposta quando ativados pelo usuario, </text:span><text:span text:style-name="T46">porêm não irá fornecer nenhuma funcionalidade de botão.</text:span></text:p>
      <text:p text:style-name="P18"/>
      <text:p text:style-name="P20"><text:span text:style-name="T5">role=”cell” -</text:span> Identifica um elemento como sendo uma célula de um container tabular que não contém informações de cabeçalho de coluna ou linha. Para ser suportada, a célula deve esta<text:span text:style-name="T66">r</text:span> aninhada em um role row.</text:p>
      <text:p text:style-name="P21"><text:soft-page-break/><text:span text:style-name="T5">role=”checkbox” -</text:span> <text:span text:style-name="T47">Representa um &lt;input type=”checkbox”&gt; elemento, ou seja, informa para a tecnologia assistiva que o elemento é do tipo checkbox. Funciona para controles interativos verificaveis, permitindo expor três estados: true, false ou mixed.</text:span></text:p>
      <text:p text:style-name="P21"/>
      <text:p text:style-name="P22"><text:span text:style-name="T5">role=”columnheader” -</text:span> <text:span text:style-name="T48">Identifica um elemento como sendo uma célula em uma linha que contém informações de cabeçalho para uma coluna. Para ser suportada, deve estar aninhada em um role row.</text:span></text:p>
      <text:p text:style-name="P22"/>
      <text:p text:style-name="P23"><text:span text:style-name="T5">role=”combobox” -</text:span> <text:span text:style-name="T49">Identifica um elemento como um listbox, que pode aparecer dinamicamente para ajudar a definir um valor, ou seja, fornece valores possíveis para um campo de entrada.</text:span></text:p>
      <text:p text:style-name="P23"/>
      <text:p text:style-name="P24"><text:span text:style-name="T5">role=”command” -</text:span> É uma função abstrata que executa uma ação, mas não recebe dados de entrada. É uma superclasse para funções de widget button, link e menuitem.</text:p>
      <text:p text:style-name="P24"/>
      <text:p text:style-name="P24"><text:span text:style-name="T5">role=”comment” -</text:span> <text:span text:style-name="T50">É uma função de referência que denota semânticamente <text:s/>um comentário/reação a algum conteúdo na página ou a um comentário anterior.</text:span></text:p>
      <text:p text:style-name="P24"/>
      <text:p text:style-name="P25"><text:span text:style-name="T5">role=”complementary” -</text:span> Representa um &lt;aside&gt; elemento, ou seja, <text:span text:style-name="T47">informa para a tecnologia assistiva que o elemento é </text:span>um aside<text:span text:style-name="T47">. </text:span><text:span text:style-name="T51">É usada para designar uma seção de suporte que se relaciona com o conteúdo principal, mas pode ser independente quando separada.</text:span></text:p>
      <text:p text:style-name="P25"/>
      <text:p text:style-name="P26"><text:span text:style-name="T5">role=”composite” -</text:span> <text:span text:style-name="T52">É uma função abstrata que indica um widget que pode conter descendentes navegaveis ou filhos de propriedade.</text:span></text:p>
      <text:p text:style-name="P26"/>
      <text:p text:style-name="P27"><text:soft-page-break/><text:span text:style-name="T5">role=”contentinfo” -</text:span> <text:span text:style-name="T53">Representa um &lt;footer&gt; elemento, ou seja, informa para a tecnologia assistiva que o elemento é um footer. Vai definir um rodapé contendo informações de identificação, como direitos autorais, links de navegação e declarações de privacidade, encontradas em todos os documentos de um site.</text:span></text:p>
      <text:p text:style-name="P27"/>
      <text:p text:style-name="P28"><text:span text:style-name="T5">role=”definition” -</text:span> Indica que o elemento é uma definição de um termo ou conceito, semelhante ao &lt;dfn&gt; elemento nativo.</text:p>
      <text:p text:style-name="P16"/>
      <text:p text:style-name="P28"><text:span text:style-name="T5">role=”dialog” -</text:span> <text:span text:style-name="T54">É usada para marcar uma caixa de diálogo ou janela de aplicativo baseada em HTML que separa o conteudo ou a interface do usuário do restante do aplicativo ou página web. Vai a</text:span>juda<text:span text:style-name="T54">r</text:span> a tecnologia assistiva a identificar o conteudo do diálogo como sendo agrupado e separado do restante do conteudo da página.</text:p>
      <text:p text:style-name="P1"/>
      <text:p text:style-name="P29"><text:span text:style-name="T5">role=”document” -</text:span> <text:span text:style-name="T55">É para </text:span><text:span text:style-name="T56">conteudo focalizavel ou aplicativos onde as tecnologias <text:s/>assistivas podem alternar o contexto de leitura de volta para um modo de leitura. Vai d</text:span><text:span text:style-name="T55">iz</text:span><text:span text:style-name="T56">er</text:span><text:span text:style-name="T55"> para as tecnologias assistivas usar o modo de documento para ler o conteudo contido no elemento.</text:span></text:p>
      <text:p text:style-name="P29"/>
      <text:p text:style-name="P30"><text:span text:style-name="T5">role=”feed” -</text:span> <text:span text:style-name="T58">Indica que o elemento é do tipo list, ou seja, um container que possui conteudo suficiente para permitir a rolagem. </text:span><text:span text:style-name="T57">Permite que as tecnologias assistivas usem o cursor de leitura do modo de navegação para ler e percorrer um fluxo de conteudo que pode continuar rolando infinitamente carregando mais conteudo à medida que o usuario lê. </text:span><text:span text:style-name="T58">Como feed de noticias, fotos, mensagens ou uma lista de produtos </text:span><text:span text:style-name="T59">etc.</text:span></text:p>
      <text:p text:style-name="P1"/>
      <text:p text:style-name="P31"><text:span text:style-name="T5">role=”figure” -</text:span> <text:span text:style-name="T60">Representa um &lt;figure&gt; elemento, ou seja, </text:span><text:span text:style-name="T53">informa para a tecnologia assistiva que o elemento é um </text:span><text:span text:style-name="T60">figure. Identifica um elemento que contém imagens, gifs, documento grafico etc.</text:span></text:p>
      <text:p text:style-name="P32"><text:soft-page-break/><text:span text:style-name="T5">role=”form” -</text:span> <text:s/>Representa um &lt;<text:span text:style-name="T61">form</text:span>&gt; elemento, ou seja, <text:span text:style-name="T53">informa para a tecnologia assistiva que o elemento é um </text:span><text:span text:style-name="T61">form. </text:span><text:span text:style-name="T62">É usado para identificar um grupo de elementos em uma página que fornece funcionalidade equivalente a um formulario HTML.</text:span></text:p>
      <text:p text:style-name="P32"/>
      <text:p text:style-name="P33"><text:span text:style-name="T5">role=”generic” -</text:span> <text:span text:style-name="T63">Indica que o elemento não possui semântica, </text:span><text:span text:style-name="T64">semelhante aos elementos &lt;div&gt; e &lt;span&gt;.</text:span></text:p>
      <text:p text:style-name="P33"/>
      <text:p text:style-name="P34"><text:span text:style-name="T5">role=”grid” -</text:span> Indica que um elemento contém uma coleção de uma ou mais celulas e linhas, onde algumas ou todas as celulas podem ser focalizadas usando métodos de navegação bidimensional, como teclas de seta direcional. Basicamente identifica uma grade <text:span text:style-name="T65">ou tabela.</text:span></text:p>
      <text:p text:style-name="P34"/>
      <text:p text:style-name="P35"><text:span text:style-name="T5">role=”gridcell” -</text:span> <text:span text:style-name="T66">Define o elemento como uma célula em uma grade ou tabela, imitando a funcionalidade do &lt;td&gt; elemento para agrupamento de informações em estilo de tabela. </text:span><text:span text:style-name="T46">Para ser suportad</text:span><text:span text:style-name="T66">o, o elemento</text:span><text:span text:style-name="T46"> deve esta</text:span><text:span text:style-name="T66">r</text:span><text:span text:style-name="T46"> aninhada em um role row.</text:span></text:p>
      <text:p text:style-name="P35"/>
      <text:p text:style-name="P36"><text:span text:style-name="T5">role=”group” -</text:span> <text:span text:style-name="T67">Identifica um conjunto de objetos de interface do usuario que não se destina a ser incluido em um resumo de página ou índice por tecnologias assistivas. </text:span><text:span text:style-name="T68">Esta relacionada com o &lt;fieldset&gt; elemento e é usada para formar uma coleção logica de itens com funcionalidade relacionada.</text:span></text:p>
      <text:p text:style-name="P36"/>
      <text:p text:style-name="P37"><text:span text:style-name="T5">role=”heading” -</text:span> Define o elemento como um titulo para uma pagina ou seção, ou seja, Indica para as tecnologias assistivas que o elemento deve ser tratado como um titulo, informando que ele esta formatado como um cabeçalho.</text:p>
      <text:p text:style-name="P37"/>
      <text:p text:style-name="P37"><text:soft-page-break/><text:span text:style-name="T5">role=”img” -</text:span> É usado para identificar vários elementos dentro do conteudo da página que devem ser considerados como uma única imagem, ou seja, identifica que o elemento contém varias figuras que são consideradas uma unica (imagens, videos, audios, emojis, trechos de codigo, texto etc.).</text:p>
      <text:p text:style-name="P37"/>
      <text:p text:style-name="P37"><text:span text:style-name="T5">role=”input” -</text:span> É uma função abstrata que permite / fornece a entrada do usuário.</text:p>
      <text:p text:style-name="P37"/>
      <text:p text:style-name="P37"><text:span text:style-name="T5">role=”landmark” -</text:span> <text:span text:style-name="T69">É uma função abstrata e um marco (ponto de referencia) para uma seção de conteudo que é importante o suficiente para que os usuarios naveguem para ela facilmente e incluam-na em um resumo gerado dinamicamente da página. Os pontos de referencia permitem que tecnologias assistivas naveguem e encontrem conteúdo rapidamente.</text:span></text:p>
      <text:p text:style-name="P37"/>
      <text:p text:style-name="P38"><text:span text:style-name="T5">role=”link” -</text:span> <text:span text:style-name="T60">Representa um &lt;</text:span><text:span text:style-name="T70">a</text:span><text:span text:style-name="T60">&gt; elemento, ou seja, </text:span><text:span text:style-name="T53">informa para a tecnologia assistiva que o elemento é um </text:span><text:span text:style-name="T70">link</text:span><text:span text:style-name="T61">. </text:span><text:span text:style-name="T70">Identifica um elemento que cria um hiperlink para um recurso interno ou externo.</text:span></text:p>
      <text:p text:style-name="P38"/>
      <text:p text:style-name="P39"><text:span text:style-name="T5">role=”list” -</text:span> É usado para identificar uma lista de itens, ou seja, qualquer container com uma lista de elementos dentro.</text:p>
      <text:p text:style-name="P39"/>
      <text:p text:style-name="P39"><text:span text:style-name="T5">role=”listbox” -</text:span> <text:span text:style-name="T71">É usado para identificar listas das quais é possível selecionar um ou mais itens estáticos (incluindo imagens).</text:span></text:p>
      <text:p text:style-name="P39"/>
      <text:p text:style-name="P40"><text:span text:style-name="T5">role=”listitem” -</text:span> Identifica um item dentro de uma lista de itens.</text:p>
      <text:p text:style-name="P40"/>
      <text:p text:style-name="P41"><text:span text:style-name="T5">role=”log” -</text:span> Identifica um elemento que cria uma região ativa onde novas informações são adicionadas <text:span text:style-name="T74">em uma ordem </text:span>e informações velhas <text:span text:style-name="T74">podem</text:span> desaparecem, como logs de bate-papo, historico de mensagens, log de jogo ou de erros.</text:p>
      <text:p text:style-name="P41"><text:soft-page-break/></text:p>
      <text:p text:style-name="P42"><text:span text:style-name="T5">role=”main” - </text:span><text:span text:style-name="T60">Representa um &lt;</text:span><text:span text:style-name="T72">main</text:span><text:span text:style-name="T60">&gt; elemento, ou seja, </text:span><text:span text:style-name="T53">informa para a tecnologia assistiva que o elemento é um </text:span><text:span text:style-name="T72">main. </text:span>É uma função de marco (ponto de referencia) que identifica o conteudo principal de um documento.</text:p>
      <text:p text:style-name="P42"/>
      <text:p text:style-name="P43"><text:span text:style-name="T5">role=”mark” -</text:span> <text:span text:style-name="T60">Representa um &lt;</text:span><text:span text:style-name="T73">mark</text:span><text:span text:style-name="T60">&gt; elemento, ou seja, </text:span><text:span text:style-name="T53">informa para a tecnologia assistiva que o elemento é um </text:span><text:span text:style-name="T73">mark. Denota conteudo que é marcado ou destacado para fins de referencia ou notação, ou seja, realçam o texto ou elemento em uma citação que é do interesse especial.</text:span></text:p>
      <text:p text:style-name="P43"/>
      <text:p text:style-name="P44"><text:span text:style-name="T5">role=”marquee” -</text:span> <text:span text:style-name="T74">Define uma região ativa que apresenta informações não essenciais que mudam com frequencia.</text:span></text:p>
      <text:p text:style-name="P44"/>
      <text:p text:style-name="P45"><text:span text:style-name="T5">role=”math” -</text:span> <text:span text:style-name="T75">Indica que o conteudo representa uma expressão matemática.</text:span></text:p>
      <text:p text:style-name="P45"/>
      <text:p text:style-name="P46"><text:span text:style-name="T5">role=”menu” -</text:span> <text:span text:style-name="T76">É usado quando um elemento oferece uma lista de opções ao usuário, ou seja, representa um agrupamento de ações ou funções comuns que o usuário pode invocar.</text:span></text:p>
      <text:p text:style-name="P46"/>
      <text:p text:style-name="P47"><text:span text:style-name="T5">role=”menubar” -</text:span> <text:span text:style-name="T77">É uma apresentação menu que geralmente permanece visivel e geralmente é apresentada na horizontal, ou seja, é o elemento que representa o menu visualmente.</text:span></text:p>
      <text:p text:style-name="P47"/>
      <text:p text:style-name="P48"><text:span text:style-name="T5">role=”menuitem” -</text:span> <text:span text:style-name="T78">Indica que o elemento é uma opção em um conjunto de opções contido pelo “menu” ou “menubar”.</text:span></text:p>
      <text:p text:style-name="P48"/>
      <text:p text:style-name="P49"><text:span text:style-name="T5">role=”menuitemcheckbox” -</text:span> <text:span text:style-name="T79">É um “menuitem” com estado verificável, cujos valores possíveis são: true, false ou mixed.</text:span></text:p>
      <text:p text:style-name="P49"/>
      <text:p text:style-name="P50"><text:soft-page-break/><text:span text:style-name="T5">role=”menuitemradio” -</text:span> <text:span text:style-name="T80">É um item de menu (“menuitem”) verificavel em um conjunto de elementos com o mesmo papel, dos quais apenas um pode ser verificado por vez.</text:span></text:p>
      <text:p text:style-name="P50"/>
      <text:p text:style-name="P51"><text:span text:style-name="T5">role=”meter” -</text:span> <text:span text:style-name="T60">Representa um &lt;</text:span>meter<text:span text:style-name="T60">&gt; elemento, ou seja, </text:span><text:span text:style-name="T53">informa para a tecnologia assistiva que o elemento é um </text:span>meter<text:span text:style-name="T73">. </text:span>É usado para identificar um elemento que esta sendo usado como um medidor, uma exibição grafica de um valor númerico dentro de um intervalo definido.</text:p>
      <text:p text:style-name="P51"/>
      <text:p text:style-name="P51"><text:span text:style-name="T5">role=”navigation” -</text:span> <text:span text:style-name="T81">Identifica grupos de links usados para navegar </text:span><text:span text:style-name="T82">no</text:span><text:span text:style-name="T81"> site ou </text:span><text:span text:style-name="T82">no </text:span><text:span text:style-name="T81">conteúdo de página, </text:span><text:span text:style-name="T82">semelhante ao &lt;nav&gt;. Se tiver mais de um marco de navegação, cada um deve ter um rótulo exclusivo ou o mesmo rótulo caso tanha o mesmo conjunto de links.</text:span></text:p>
      <text:p text:style-name="P51"/>
      <text:p text:style-name="P52"><text:span text:style-name="T5">role=”none” -</text:span> <text:span text:style-name="T83">Remove a semântica ARIA implícita de um elemento de ser exposto à árvore de acessibilidade.</text:span></text:p>
      <text:p text:style-name="P52"/>
      <text:p text:style-name="P53"><text:span text:style-name="T5">role=”note” -</text:span> Pode ser adicionado no conteudo entre parênteses ou no conteudo auxiliar ao conteudo principal, se nenhum outro elemento nativo ou outro role se adequar à finalidade.</text:p>
      <text:p text:style-name="P53"/>
      <text:p text:style-name="P53"><text:span text:style-name="T5">role=”option” -</text:span> <text:span text:style-name="T84">Identifica as seleções que um usuario pode fazer em um arquivo listbox, semelhante ao &lt;option&gt; elemento de um &lt;select&gt;, ou seja, é usada para itens selecionaveis em um arquivo listbox.</text:span></text:p>
      <text:p text:style-name="P53"/>
      <text:p text:style-name="P54"><text:span text:style-name="T5">role=”presentation” -</text:span> Remove a semântica ARIA implícita de um elemento de ser exposto à árvore de acessibilidade. O conteúdo ainda estará disponivel para tecnologias assistivas, apenas a semântica do container será removida e em alguns casos os descendentes associados obrigatorios.</text:p>
      <text:p text:style-name="P54"/>
      <text:p text:style-name="P58"><text:soft-page-break/><text:span text:style-name="T28">role=”progressbar” -</text:span><text:span text:style-name="T146"> </text:span><text:span text:style-name="T147">Identifica um elemento que exibe o status de progresso para tarefas que levam muito tempo, ou s</text:span><text:span text:style-name="T4">eja, </text:span><text:span text:style-name="T85">indica que uma solicitação foi recebida e o </text:span><text:span text:style-name="T86">site</text:span><text:span text:style-name="T85"> está progredindo para concluir a ação solicitada. </text:span><text:span text:style-name="T86">É possível definir aria-valuemin e aria-valuemax para indicar os valores minimos e maximos do indicador de progresso.</text:span></text:p>
      <text:p text:style-name="P84"/>
      <text:p text:style-name="P59"><text:span text:style-name="T96">role=”radio” -</text:span><text:span text:style-name="T85"> </text:span><text:span text:style-name="T87">É um grupo de botões de opção verificaveis, em um “radiogroup”, onde apenas um único botão de opção pode ser verificado por vez, ou seja, é basicamente uma opção no meio de outras dentro do “radiogroup”, onde apenas um delas pode ser virificada.</text:span></text:p>
      <text:p text:style-name="P85"/>
      <text:p text:style-name="P60"><text:span text:style-name="T96">role=”radiogroup” -</text:span><text:span text:style-name="T85"> </text:span><text:span text:style-name="T88">Identifica um elemento contendo um grupo de radio botões. Os grupos de rádio são coleções que descrevem um conjunto de radio opções relacionadas.</text:span></text:p>
      <text:p text:style-name="P86"/>
      <text:p text:style-name="P61"><text:span text:style-name="T96">role=”range” -</text:span><text:span text:style-name="T85"> </text:span><text:span text:style-name="T89">É uma função abstrata de estrutura que Identifica um elemento que representa ou contém um intervalo de valores.</text:span></text:p>
      <text:p text:style-name="P87"/>
      <text:p text:style-name="P62"><text:span text:style-name="T96">role=”region” -</text:span><text:span text:style-name="T85"> </text:span><text:span text:style-name="T90">É um marco genérico que identifica as áreas do documento consideradas importante, para que os usuarios possam navegar até as seções facilmente e lista-las em um resumo de pagina.</text:span></text:p>
      <text:p text:style-name="P88"/>
      <text:p text:style-name="P63"><text:span text:style-name="T96">role=”r</text:span><text:span text:style-name="T97">ow</text:span><text:span text:style-name="T96">” -</text:span><text:span text:style-name="T85"> </text:span><text:span text:style-name="T91">Define uma linha de células dentro de uma estrutura tabular, ou seja, Indica para uma tecnologia assistiva que o elemento é uma linha.</text:span></text:p>
      <text:p text:style-name="P89"/>
      <text:p text:style-name="P64"><text:span text:style-name="T96">role=”rowgroup” -</text:span><text:span text:style-name="T85"> </text:span><text:span text:style-name="T92">Identifica um elemento que contém um grupo de linhas dentro de uma estrutura tabular, contendo uma ou mais linhas de células, células de grade, cabeçalhos de coluna ou cabeçalhos de linha.</text:span></text:p>
      <text:p text:style-name="P90"/>
      <text:p text:style-name="P65"><text:soft-page-break/><text:span text:style-name="T96">role=”rowheader” -</text:span><text:span text:style-name="T85"> </text:span><text:span text:style-name="T93">Um elemento com rowheader é uma célula que contém informações de cabeçalho para uma linha dentro de uma estrutura tabular, ou seja, é o cabeçalho de uma linha.</text:span></text:p>
      <text:p text:style-name="P91"/>
      <text:p text:style-name="P66"><text:span text:style-name="T96">role=”scrollbar” -</text:span><text:span text:style-name="T85"> </text:span><text:span text:style-name="T94">Indica um objeto grafico que controla a rolagem do conteúdo em uma área de visualização. Basicamente é um intervalo que controla qual parte do conteúdo de uma viewport esta atualmente visível no quadro da viewport.</text:span></text:p>
      <text:p text:style-name="P92"/>
      <text:p text:style-name="P67"><text:span text:style-name="T96">role=”search” -</text:span><text:span text:style-name="T85"> </text:span><text:span text:style-name="T95">Identifica a funcionalidade de pesquisa. Pode ser adicionado ao container que engloba todos os elementos combinados para formar o recurso de pesquisa do documento.</text:span></text:p>
      <text:p text:style-name="P93"/>
      <text:p text:style-name="P68"><text:span text:style-name="T124">role=”searchbox” -</text:span><text:span text:style-name="T106"> </text:span><text:span text:style-name="T107">Identifica que o elemento é destinado a especificar critérios de pesquisa. É usado quando a caixa de texto esta dentro de um elemento com role search, ou seja, representa a caixa de pesquisa.</text:span></text:p>
      <text:p text:style-name="P94"/>
      <text:p text:style-name="P69"><text:span text:style-name="T124">role=”section” </text:span><text:span text:style-name="T125">-</text:span><text:span text:style-name="T106"> </text:span><text:span text:style-name="T108">É um role abstrato para componentes de contenção estrutural renderizaveis, </text:span><text:span text:style-name="T109">ou seja, vai conter</text:span><text:span text:style-name="T108"> </text:span><text:span text:style-name="T109">ou c</text:span><text:span text:style-name="T108">ategoriza</text:span><text:span text:style-name="T109">r</text:span><text:span text:style-name="T108"> todos os roles </text:span><text:span text:style-name="T109">que são subclasse de section.</text:span></text:p>
      <text:p text:style-name="P95"/>
      <text:p text:style-name="P70"><text:span text:style-name="T124">role=”sectionhead” -</text:span><text:span text:style-name="T106"> </text:span><text:span text:style-name="T110">É um role abstrato de superclasse para rótulos ou resumos do tópico de sua seção relacionada.</text:span></text:p>
      <text:p text:style-name="P96"/>
      <text:p text:style-name="P71"><text:span text:style-name="T124">role=”select” -</text:span><text:span text:style-name="T106"> </text:span><text:span text:style-name="T111">É um role abstrato de superclasse para widgets de formulario </text:span><text:span text:style-name="T112">(listbox, menu, radiogroup e tree)</text:span><text:span text:style-name="T111"> que permite ao usuario fazer seleções a partir de um conjunto de opções.</text:span></text:p>
      <text:p text:style-name="P97"/>
      <text:p text:style-name="P72"><text:span text:style-name="T124">role=”separator” -</text:span><text:span text:style-name="T106"> </text:span><text:span text:style-name="T113">Indica que o elemento é um divisor que separa e destingue seções de conteudo ou grupos de itens de menu, igual ao &lt;hr&gt;.</text:span></text:p>
      <text:p text:style-name="P73"><text:soft-page-break/><text:span text:style-name="T124">role=”slider” -</text:span><text:span text:style-name="T106"> </text:span><text:span text:style-name="T114">Define uma entrada onde o usuario seleciona um valor dentro de um determinado intervalo, ou seja, é usado em uma entrada de intervalo onde é determinado um valor, dentro de um valor maximo e minimo fornecido. Semelhante ao input range.</text:span></text:p>
      <text:p text:style-name="P98"/>
      <text:p text:style-name="P74"><text:span text:style-name="T124">role=”spinbutton” -</text:span><text:span text:style-name="T106"> </text:span><text:span text:style-name="T115">Indica que o elemento é uma entrada que restringe seu valor a um conjunto ou intervalo de valores discretos, podendo tambem incrementar e decrementar. Basicamente define um tipo de intervalo que espera que o usuario selecione um valor entre opções discretas.</text:span></text:p>
      <text:p text:style-name="P99"/>
      <text:p text:style-name="P75"><text:span text:style-name="T124">role=”status” </text:span><text:span text:style-name="T125">-</text:span><text:span text:style-name="T106"> </text:span><text:span text:style-name="T116">Define uma região ativa contendo informações consultivas que não são importantes o suficiente para serem um alert.</text:span></text:p>
      <text:p text:style-name="P100"/>
      <text:p text:style-name="P76"><text:span text:style-name="T124">role=”structure” -</text:span><text:span text:style-name="T106"> É um role </text:span><text:span text:style-name="T111">abstrato de superclasse</text:span><text:span text:style-name="T106"> para elementos estruturais do documento, que suportam a acessibilidade de conteudo dinamico da web.</text:span></text:p>
      <text:p text:style-name="P101"/>
      <text:p text:style-name="P76"><text:span text:style-name="T124">role=”suggestion” -</text:span><text:span text:style-name="T106"> Denota semânticamente uma única alteração proposta para um documento editável. Deve ser usado em um elemento que envolve </text:span><text:span text:style-name="T117">dois elementos contendo o role insertion e role deletion, com o objetivo de marcar os dois como sendo relacionados.</text:span></text:p>
      <text:p text:style-name="P102"/>
      <text:p text:style-name="P77"><text:span text:style-name="T124">role=”switch” -</text:span><text:span text:style-name="T106"> Funciona da mesma forma que o role checkbox mas ao invés de representar os estados “marcado” ou “desmarcado”, representa “ativado” e “desativado”, tendo os valores possíveis sendo true ou false.</text:span></text:p>
      <text:p text:style-name="P103"/>
      <text:p text:style-name="P77"><text:span text:style-name="T124">role=”tab” -</text:span><text:span text:style-name="T106"> Indica um elemento interativo dentro de um role tablist que, quando ativado, exibe seu arquivo tabpanel, ou seja, </text:span><text:span text:style-name="T118">controla a visibilidade de um elemento associado à role tabpanel</text:span><text:span text:style-name="T106">.</text:span></text:p>
      <text:p text:style-name="P103"/>
      <text:p text:style-name="P78"><text:soft-page-break/><text:span text:style-name="T124">role=”table” -</text:span><text:span text:style-name="T106"> Identifica um elemento que contém uma estrutura de tabela não interativa contendo dados organizados em linhas e colunas, semelhante ao &lt;table&gt; elemento.</text:span></text:p>
      <text:p text:style-name="P104"/>
      <text:p text:style-name="P78"><text:span text:style-name="T124">role=”tablist” -</text:span><text:span text:style-name="T106"> Identifica um elemento que serve como container para um conjunto de arquivos tabs. </text:span><text:span text:style-name="T119">O conteudo da guia é referido como tabpanel elementos.</text:span></text:p>
      <text:p text:style-name="P105"/>
      <text:p text:style-name="P79"><text:span text:style-name="T124">role=”tabpanel” -</text:span><text:span text:style-name="T106"> </text:span><text:span text:style-name="T120">É um container para os recursos de conteudo em camadas associado a um role tab, onde cada tab esta contido em um arquivo tablist.</text:span></text:p>
      <text:p text:style-name="P106"/>
      <text:p text:style-name="P80"><text:span text:style-name="T124">role=”term” -</text:span><text:span text:style-name="T106"> </text:span><text:span text:style-name="T121">Pode ser usada para uma palavra ou frase com um correspondente opcional role definition. É equivalente em semântica ao &lt;dfn&gt; e &lt;dt&gt; elemento.</text:span></text:p>
      <text:p text:style-name="P107"/>
      <text:p text:style-name="P81"><text:span text:style-name="T124">role=”textbox” -</text:span><text:span text:style-name="T106"> </text:span><text:span text:style-name="T122">Representa um &lt;</text:span><text:span text:style-name="T106">input type=”text”</text:span><text:span text:style-name="T122">&gt; elemento. </text:span><text:span text:style-name="T106">Identifica um elemento que permite a entrada de texto de formato livre. Fazendo o navegador enviar um evento de caixa de texto acessivel para tecnologias assistivas, que informam o usuario.</text:span></text:p>
      <text:p text:style-name="P108"/>
      <text:p text:style-name="P81"><text:span text:style-name="T124">role=”timer” -</text:span><text:span text:style-name="T106"> Informa para as tecnologias assistivas que o elemento é um cronômetro listando o tempo restante ou decorrido. </text:span><text:span text:style-name="T123">Porêm n</text:span><text:span text:style-name="T106">ão anuncia</text:span><text:span text:style-name="T123">rá</text:span><text:span text:style-name="T106"> atualizações </text:span><text:span text:style-name="T123">dele.</text:span></text:p>
      <text:p text:style-name="P109"/>
      <text:p text:style-name="P114"><text:span text:style-name="T105">role=”toolbar” -</text:span><text:span text:style-name="T99"> Define o elemento como uma coleção de botões de função comumente usados ou controles representados em uma forma visual compacta. P</text:span><text:span text:style-name="T98">ode ser usada para comunicar a presença e a finalidade de tal agrupamento para usuários de leitores de tela e pode ajudar a reduzir o </text:span><text:soft-page-break/><text:span text:style-name="T98">número de paradas de tabulação para usuários de teclado. </text:span><text:span text:style-name="T99">É indicado usar</text:span><text:span text:style-name="T98"> a função apenas </text:span><text:span text:style-name="T99">se a</text:span><text:span text:style-name="T98"> </text:span><text:span text:style-name="Source_20_Text"><text:span text:style-name="T100">toolbar </text:span></text:span><text:span text:style-name="T98">agrupar 3 ou mais controles.</text:span></text:p>
      <text:p text:style-name="P110"/>
      <text:p text:style-name="P115"><text:span text:style-name="T104">role=”tooltip” -</text:span><text:span text:style-name="T98"> Identifica quando um elemento é um balão de texto contextual que exibe uma descrição para um elemento que aparece quando o cursor passa</text:span><text:span text:style-name="T101"> sobre ele ou </text:span><text:span text:style-name="T102">quando </text:span><text:span text:style-name="T101">o foco do teclado </text:span><text:span text:style-name="T102">esta nele.</text:span></text:p>
      <text:p text:style-name="P111"/>
      <text:p text:style-name="P116"><text:span text:style-name="T104">role=”tree” -</text:span><text:span text:style-name="T98"> É um widget que permite o usuario selecionar um ou mais itens de uma coleção organizada hierarquicamente. Basicamente representa uma lista hierarquica com nós pai e filho que podem ser expandidos ou recolhidos.</text:span></text:p>
      <text:p text:style-name="P112"/>
      <text:p text:style-name="P116"><text:span text:style-name="T104">role=”treegrid” -</text:span><text:span text:style-name="T98"> Identifica um elemento como sendo uma grade ou tabela de dados hierarquicos cujas linhas podem ser expandidas ou recolhidas da mesma maneira que para um role tree.</text:span></text:p>
      <text:p text:style-name="P112"/>
      <text:p text:style-name="P116"><text:span text:style-name="T104">role=”treeitem” -</text:span><text:span text:style-name="T98"> Identifica um item em um role tree, ou seja, é um nó na tree elemento. Todos os filhos do role tree são treeitem.</text:span></text:p>
      <text:p text:style-name="P112"/>
      <text:p text:style-name="P116"><text:span text:style-name="T104">role=”widget” -</text:span><text:span text:style-name="T98"> </text:span><text:span text:style-name="T103">É um role abstrato de superclasse que identifica um elemento interativo de uma interface gráfica com o usuario (GUI) e roles de agrupamento.</text:span></text:p>
      <text:p text:style-name="P113"/>
      <text:p text:style-name="P117"><text:span text:style-name="T104">role=”window” -</text:span><text:span text:style-name="T98"> É um role abstrato de superclasse que define um navegador ou janela de aplicativo.</text:span></text:p>
      <text:p text:style-name="P43"/>
      <text:p text:style-name="P36"/>
      <text:p text:style-name="P31"/>
      <text:p text:style-name="P31"/>
      <text:p text:style-name="P2"/>
      <text:h text:style-name="P119" text:outline-level="2"><text:soft-page-break/>Propriedade<text:span text:style-name="T2">s</text:span> e Estado<text:span text:style-name="T2">s</text:span></text:h>
      <text:p text:style-name="P56"><text:span text:style-name="T5">aria-activedescendant=”</text:span><text:span text:style-name="T7">id</text:span><text:span text:style-name="T5">” –</text:span> <text:span text:style-name="T149">Fornece um método de gerenciamento de foco para elementos interativos que podem conter vários descendentes</text:span><text:span text:style-name="T150"> </text:span><text:span text:style-name="T149">focalizaveis. </text:span><text:span text:style-name="T151">O aria activedescendant vai receber como valor o id do elemento que estiver atualmente ativo (com foco), por meio de javascript, mas quem estará em foco será o elemento pai. Basicamente identifica o elemento atualmente ativo quando o foco esta em um composite widget, combobox, textbox, group ou application.</text:span></text:p>
      <text:p text:style-name="P56"/>
      <text:p text:style-name="P121"><text:span text:style-name="T8">a</text:span><text:span text:style-name="T5">ria-atomic=”</text:span><text:span text:style-name="T9">true/false</text:span><text:span text:style-name="T5">” -</text:span> <text:span text:style-name="T152">Indica se as tecnologias assistivas, apresentarão toda ou apenas uma parte da região alterada, ou seja, se vai informar apenas sobre o elemento alterado ou toda a região que ele esta.</text:span></text:p>
      <text:p text:style-name="P121"/>
      <text:p text:style-name="P122"><text:span text:style-name="T5">aria-autocomplete=”inline/list/both” –</text:span> Indica se a inserção de texto pode acionar a exibição de uma ou mais previsões do valor pretendido pelo usuario e especifica como as previsões serão apresentadas se forem feitas, <text:span text:style-name="T153">ou seja, É outro método para o preenchimento automatico.</text:span></text:p>
      <text:p text:style-name="P122"><text:s text:c="5"/><text:span text:style-name="T10">inline:</text:span><text:span text:style-name="T153"> Apresenta um único valor previsto a medida que digita.</text:span></text:p>
      <text:p text:style-name="P122"><text:s text:c="5"/><text:span text:style-name="T10">list:</text:span><text:span text:style-name="T153"> Apresenta uma lista de possíveis valores.</text:span></text:p>
      <text:p text:style-name="P122"><text:s text:c="5"/><text:span text:style-name="T10">both:</text:span><text:span text:style-name="T153"> Apresenta uma lista e um valor previsto.</text:span></text:p>
      <text:p text:style-name="P122"/>
      <text:p text:style-name="P123"><text:span text:style-name="T11">a</text:span><text:span text:style-name="T5">ria-braillelabel=”</text:span><text:span text:style-name="T11">string</text:span><text:span text:style-name="T5">” –</text:span> <text:span text:style-name="T154">Define um valor de string que rotula o elemento atual, que deve ser convertido em braille.</text:span></text:p>
      <text:p text:style-name="P123"/>
      <text:p text:style-name="P124"><text:span text:style-name="T5">aria-brailleroledescription=”descriçãoAbreviada” -</text:span> Define uma descrição abreviada, legivel por humanos e localizada pelo autor, para a função de um elemento que é convertido em braille.</text:p>
      <text:p text:style-name="P124"/>
      <text:p text:style-name="P124"><text:span text:style-name="T5">aria-busy=”true/false” –</text:span> <text:span text:style-name="T155">Indica que um elemento esta sendo alterado e que as tecnologias assistivas podem esperar até que as alterações sejam </text:span><text:soft-page-break/><text:span text:style-name="T155">concluidas antes de informar o usuario sobre a atualização, ou seja, tudo precisa ser carregado antes que as alterações sejam anunciadas ao usuario.</text:span></text:p>
      <text:p text:style-name="P124"/>
      <text:p text:style-name="P125"><text:span text:style-name="T5">aria-checked=”</text:span><text:span text:style-name="T12">true/false/mixed/undefined(padrão)</text:span><text:span text:style-name="T5">” –</text:span> <text:span text:style-name="T156">Indica o estado atual das caixas de seleção, botões de opção e outros widgets, ou seja, Indica se o elemento esta marcado (true), desmarcado (false) ou se é indeterminado (mixed).</text:span></text:p>
      <text:p text:style-name="P125"/>
      <text:p text:style-name="P126"><text:span text:style-name="T5">aria-colcount=”</text:span><text:span text:style-name="T13">numero</text:span><text:span text:style-name="T5">” -</text:span> <text:span text:style-name="T157">Define o numero total de colunas em uma tabela ou grade quando nem todas as colunas estão presentes no DOM, ou seja, informa para as tecnologias assistivas a quantidade total de colunas.</text:span></text:p>
      <text:p text:style-name="P126"/>
      <text:p text:style-name="P127"><text:span text:style-name="T5">aria-colindex=”</text:span><text:span text:style-name="T13">numero</text:span><text:span text:style-name="T5">” -</text:span> <text:span text:style-name="T158">Define / Informa o índice ou a posição da coluna de um elemento em relação ao número total de colunas em uma tabela ou grade.</text:span></text:p>
      <text:p text:style-name="P127"/>
      <text:p text:style-name="P128"><text:span text:style-name="T5">aria-colindextext=”texto” –</text:span> <text:span text:style-name="T159">É uma alternativa de texto do atributo aria colindex.</text:span></text:p>
      <text:p text:style-name="P128"/>
      <text:p text:style-name="P129"><text:span text:style-name="T5">aria-colspan=”numero” -</text:span> Define / Informa o numero de colunas estendidas por uma célula ou gridcell dentro de uma tabela ou grade.</text:p>
      <text:p text:style-name="P129"/>
      <text:p text:style-name="P129"><text:span text:style-name="T5">aria-controls=”</text:span><text:span text:style-name="T14">id</text:span><text:span text:style-name="T5">” -</text:span> Identifica o elemento (ou elementos) cujo conteudo ou presença são controlados pelo elemento no qual este atributo é definido.</text:p>
      <text:p text:style-name="P129"/>
      <text:p text:style-name="P130"><text:span text:style-name="T5">aria-current=”</text:span><text:span text:style-name="T15">page/step/location/date/time/true/false</text:span><text:span text:style-name="T5">” -</text:span> Indica o elemento atual em um grupo de elementos relacionados ou em uma etapa em um fluxo de varias etapas, ou seja, Informa que o elemento representa o item atual em um container ou conjunto de elementos relacionados.</text:p>
      <text:p text:style-name="P130"><text:s text:c="5"/><text:span text:style-name="T15">page:</text:span><text:span text:style-name="T160"> Representa a pagina atual em um conjunto de paginas</text:span></text:p>
      <text:p text:style-name="P131"><text:soft-page-break/><text:s text:c="5"/><text:span text:style-name="T15">step:</text:span><text:span text:style-name="T160"> Representa a etapa atual dentro de um processo.</text:span></text:p>
      <text:p text:style-name="P131"><text:s text:c="5"/><text:span text:style-name="T160">l</text:span><text:span text:style-name="T15">ocation:</text:span><text:span text:style-name="T160"> Representa a localização atual dentro de um ambiente ou </text:span><text:s text:c="11"/></text:p>
      <text:p text:style-name="P131"><text:s text:c="5"/><text:span text:style-name="T160">contexto.</text:span></text:p>
      <text:p text:style-name="P131"><text:s text:c="5"/><text:span text:style-name="T15">date:</text:span><text:span text:style-name="T160"> Representa a data atual em uma coleção de datas.</text:span></text:p>
      <text:p text:style-name="P131"><text:s text:c="5"/><text:span text:style-name="T15">time:</text:span><text:span text:style-name="T160"> Representa a hora atual em um conjunto de horas.</text:span></text:p>
      <text:p text:style-name="P131"><text:s text:c="5"/><text:span text:style-name="T15">true:</text:span><text:span text:style-name="T160"> Representa um item atual dentro de um conjunto.</text:span></text:p>
      <text:p text:style-name="P131"><text:s text:c="5"/><text:span text:style-name="T15">False (padrão):</text:span><text:span text:style-name="T160"> Não representa o item atual.</text:span></text:p>
      <text:p text:style-name="P131"/>
      <text:p text:style-name="P132"><text:span text:style-name="T5">aria-describedby=”</text:span><text:span text:style-name="T16">id</text:span><text:span text:style-name="T5">” -</text:span> <text:span text:style-name="T162">lista os ids dos elementos que descrevem o objeto, ou seja,</text:span> <text:span text:style-name="T162">i</text:span><text:span text:style-name="T161">dentifica / </text:span><text:span text:style-name="T162">informa</text:span><text:span text:style-name="T161"> </text:span><text:span text:style-name="T162">os elementos pelo id. Pode ser usado com elementos HTML semâticos e com elementos que possuem um ARIA role.</text:span></text:p>
      <text:p text:style-name="P132"/>
      <text:p text:style-name="P133"><text:span text:style-name="T5">aria-description=”</text:span><text:span text:style-name="T17">texto</text:span><text:span text:style-name="T5">” -</text:span> Descreve ou anota o elemento atual, fornecendo maior contexto sobre ele para usuários de tecnologia assistiva.</text:p>
      <text:p text:style-name="P133"/>
      <text:p text:style-name="P133"><text:span text:style-name="T5">aria-details=”</text:span><text:span text:style-name="T17">id</text:span><text:span text:style-name="T5">” -</text:span> <text:span text:style-name="T163">Fornece informações adicionais ou descrições complexas para um elemento. É usado para informar os usuarios de tecnologia assistiva sobre o conteudo, com informações mais detalhadas, tendo o conteudo no documento atual ou um link para recursos adicionais. Tem como valor uma lista de ids conectando a explicação com o conteudo alvo.</text:span></text:p>
      <text:p text:style-name="P133"/>
      <text:p text:style-name="P134"><text:span text:style-name="T5">aria-disabled=”true/false” -</text:span> Indica que o elemento é perceptivel, mas desativado, portanto, não é editavel ou operável.</text:p>
      <text:p text:style-name="P134"/>
      <text:p text:style-name="P134"><text:span text:style-name="T5">aria-errormessage=”</text:span><text:span text:style-name="T18">id</text:span><text:span text:style-name="T5">” –</text:span> <text:span text:style-name="T164">Identifica o elemento que fornece uma mensagem de erro para o elemento atual através do id.</text:span></text:p>
      <text:p text:style-name="P134"/>
      <text:p text:style-name="P135"><text:span text:style-name="T5">aria-expanded=”true/false/undefined(padrão)” –</text:span> É definido em um elemento para indicar se um controle é expandido ou recolhido e se os elementos controlados são exibidos ou ocultos.</text:p>
      <text:p text:style-name="P135"><text:soft-page-break/><text:span text:style-name="T5">aria-flowto=”id” -</text:span> Identifica o próximo elemento (ou elementos) em uma ordem de leitura alternativa do conteúdo. Permitindo que a tecnologia assistiva substitua o padrão geral de leitura na ordem da origem do documento, a critério do usuário.</text:p>
      <text:p text:style-name="P135"/>
      <text:p text:style-name="P135"><text:span text:style-name="T5">aria-haspopup=”</text:span><text:span text:style-name="T19">true/false/menu/listbox/tree/grid/dialog</text:span><text:span text:style-name="T5">” -</text:span> <text:span text:style-name="T166">Indica / Informa a disponibilidade e o tipo de elemento pop-up interativo que pode ser acionado pelo elemento no qual o aria haspopup está configurado.</text:span></text:p>
      <text:p text:style-name="P135"><text:s text:c="5"/><text:span text:style-name="T19">true / menu:</text:span><text:span text:style-name="T166"> O pop-up é um menu.</text:span></text:p>
      <text:p text:style-name="P136"><text:s text:c="5"/><text:span text:style-name="T19">false:</text:span><text:span text:style-name="T166"> O elemento não tem um pop-up.</text:span></text:p>
      <text:p text:style-name="P137"><text:s text:c="5"/><text:span text:style-name="T19">listbox:</text:span><text:span text:style-name="T166"> O pop-up é uma caixa de listagem.</text:span></text:p>
      <text:p text:style-name="P137"><text:s text:c="5"/><text:span text:style-name="T19">tree:</text:span><text:span text:style-name="T166"> O pop-up é uma árvore.</text:span></text:p>
      <text:p text:style-name="P137"><text:s text:c="5"/><text:span text:style-name="T19">grid:</text:span><text:span text:style-name="T166"> O pop-up é uma grade.</text:span></text:p>
      <text:p text:style-name="P137"><text:s text:c="5"/><text:span text:style-name="T19">dialog: </text:span><text:span text:style-name="T167">O pop-up é uma caixa de diálogo.</text:span></text:p>
      <text:p text:style-name="P138"/>
      <text:p text:style-name="P150"><text:span text:style-name="T5">aria-hidden=”true/false/undefined(padrão)” –</text:span> <text:span text:style-name="T168">Indica se o elemento esta exposto ou oculto para uma tecnologia assistiva. Quando oculto remove ele e todos os seus filhos da árvore de acessibilidade. Fazer isso melhora a experiencia dos usuarios de tecnologia assistiva ao ocultar conteúdo decorativo, duplicado, fora da tela ou recolhido.</text:span></text:p>
      <text:p text:style-name="P150"/>
      <text:p text:style-name="P151"><text:span text:style-name="T5">aria-invalid=”</text:span><text:span text:style-name="T20">true/false/grammar/spelling</text:span><text:span text:style-name="T5">” -</text:span> <text:span text:style-name="T169">Informa que o valor inserido é invalido, ou seja, não esta de acordo com o formato ou valor esperado.</text:span></text:p>
      <text:p text:style-name="P152"><text:s text:c="5"/><text:span text:style-name="T20">true:</text:span><text:span text:style-name="T169"> O valor inserido pelo usuario falhou na validação.</text:span></text:p>
      <text:p text:style-name="P152"><text:s text:c="5"/><text:span text:style-name="T20">false (padrão):</text:span><text:span text:style-name="T169"> Não há erros detectados no valor.</text:span></text:p>
      <text:p text:style-name="P152"><text:s text:c="5"/><text:span text:style-name="T20">grammar:</text:span><text:span text:style-name="T169"> Foi detectado um erro gramatical.</text:span></text:p>
      <text:p text:style-name="P152"><text:s text:c="5"/><text:span text:style-name="T20">spelling:</text:span><text:span text:style-name="T169"> Foi detectado um erro de ortografia.</text:span></text:p>
      <text:p text:style-name="P139"/>
      <text:p text:style-name="P153"><text:span text:style-name="T5">aria-keyshortcuts=”atalho” -</text:span> Informa atalhos de teclado que foi implementado para ativar ou dar foco em um elemento.</text:p>
      <text:p text:style-name="P154"><text:soft-page-break/><text:span text:style-name="T5">aria-label=”texto” -</text:span> Define um valor de string que rotula um elemento interativo, ou seja, Define um nome acessivel para tecnologias assistivas em um elemento.</text:p>
      <text:p text:style-name="P154"/>
      <text:p text:style-name="P154"><text:span text:style-name="T5">aria-labelledby=”id” –</text:span> Identifica o elemento (ou elementos) que rotula o elemento ao qual é aplicado, ou seja, faz referencia a outros elementos (através do id) na página para definir um nome acessivel. É util ao usar elementos que não têm suporte <text:span text:style-name="T170">nativo para associar elementos para fornecer um nome acessivel.</text:span></text:p>
      <text:p text:style-name="P154"/>
      <text:p text:style-name="P155"><text:span text:style-name="T5">aria-level=”numero” -</text:span> Define / Informa o nivel hierarquico de um elemento dentro de uma estrutura. Recebe um inteiro maior ou igual a 1.</text:p>
      <text:p text:style-name="P155"/>
      <text:p text:style-name="P155"><text:span text:style-name="T5">aria-live=”off(padrão)/assertive/polite” –</text:span> Indica que um elemento será atualizado e descreve os tipos de atualizações que os agentes do usuario, as tecnologias assistivas e o usuario podem esperar da região ativa.</text:p>
      <text:p text:style-name="P155"><text:s text:c="5"/><text:span text:style-name="T5">off:</text:span> Indica que as atualizações não devem ser apresentadas ao usuario, a </text:p>
      <text:p text:style-name="P155"><text:s text:c="5"/>menos que o foco esteja no elemento (na região).</text:p>
      <text:p text:style-name="P155"><text:s text:c="5"/><text:span text:style-name="T5">assertive:</text:span> Indica que as atualizações tem a prioridade mais alta e devem </text:p>
      <text:p text:style-name="P155"><text:s text:c="5"/>ser apresentadas ao usuário imediatamente.</text:p>
      <text:p text:style-name="P155"><text:s text:c="5"/><text:span text:style-name="T5">polite:</text:span> Indica que as atualizações devem ser apresentadas na próxima </text:p>
      <text:p text:style-name="P155"><text:s text:c="5"/>oportunidade elegante.</text:p>
      <text:p text:style-name="P155"/>
      <text:p text:style-name="P155"><text:span text:style-name="T5">aria-modal=”</text:span><text:span text:style-name="T21">true/false</text:span><text:span text:style-name="T5">” –</text:span> <text:span text:style-name="T171">Indica se um elemento é modal quando exibido. Uma seção de conteudo “modal” significa que a navegação é limitada à própria área e o plano de fundo (os ancestrais e irmãos do modal) esta oculto.</text:span></text:p>
      <text:p text:style-name="P155"/>
      <text:p text:style-name="P156"><text:span text:style-name="T5">aria-multiline=”</text:span><text:span text:style-name="T22">true/false</text:span><text:span text:style-name="T5">” -</text:span> <text:span text:style-name="T172">Indica se um textbox aceita várias linhas de entrada ou apenas uma única linha.</text:span></text:p>
      <text:p text:style-name="P157"><text:soft-page-break/><text:span text:style-name="T5">aria-multiselectable=”</text:span><text:span text:style-name="T23">true/false</text:span><text:span text:style-name="T5">” -</text:span> <text:span text:style-name="T173">Indica / Informa que é possível selecionar mais de um item dos descendentes (filhos) selecionáveis atuais.</text:span></text:p>
      <text:p text:style-name="P157"/>
      <text:p text:style-name="P158"><text:span text:style-name="T5">aria-orientation=”undefined(padrão)/horizontal/vertical” -</text:span> Informa se a orientação do elemento é horizontal, vertical ou desconhecido.</text:p>
      <text:p text:style-name="P158"/>
      <text:p text:style-name="P158"><text:span text:style-name="T5">aria-owns=”</text:span><text:span text:style-name="T24">id</text:span><text:span text:style-name="T5">” -</text:span> <text:span text:style-name="T174">Identifica um elemento (ou elementos) para definir um relacionamento visual, funcional ou contextual entre um pai e seus elementos filhos quando a hierarquia DOM não pode ser usada para representar o relacionamento.</text:span></text:p>
      <text:p text:style-name="P158"/>
      <text:p text:style-name="P159"><text:span text:style-name="T5">aria-placeholder=”</text:span><text:span text:style-name="T25">texto</text:span><text:span text:style-name="T5">” -</text:span> <text:span text:style-name="T175">Define uma dica curta (palavra ou frase) destinada a ajudar o usuario na entrada de dados quando um controle de formulario não tem valor.</text:span></text:p>
      <text:p text:style-name="P159"/>
      <text:p text:style-name="P160"><text:span text:style-name="T5">aria-posinset=”numero” -</text:span> Define / Informa o numero ou a posição de um elemento no conjunto atual de listitems ou treeitems quando nem todos os itens estão presentes no DOM. Recebe como valor um numero inteiro maior ou igual a 1.</text:p>
      <text:p text:style-name="P160"/>
      <text:p text:style-name="P160"><text:span text:style-name="T5">aria-pressed=”</text:span><text:span text:style-name="T26">undefined(padrão)/true/false/mixed</text:span><text:span text:style-name="T5">” -</text:span> <text:span text:style-name="T176">Indica o estado “pressionado” atual de um botão de alternância.</text:span></text:p>
      <text:p text:style-name="P160"><text:s text:c="5"/><text:span text:style-name="T26">undefined:</text:span><text:span text:style-name="T176"> O botão não suporta ser pressionado.</text:span></text:p>
      <text:p text:style-name="P161"><text:s text:c="5"/><text:span text:style-name="T26">true:</text:span><text:span text:style-name="T176"> O botão é pressionado.</text:span></text:p>
      <text:p text:style-name="P161"><text:s text:c="5"/><text:span text:style-name="T26">false:</text:span><text:span text:style-name="T176"> O botão suporta ser pressionado, mas não esta.</text:span></text:p>
      <text:p text:style-name="P161"><text:s text:c="5"/><text:span text:style-name="T26">mixed:</text:span><text:span text:style-name="T176"> É um botão de alternância de três estados.</text:span></text:p>
      <text:p text:style-name="P161"/>
      <text:p text:style-name="P162"><text:span text:style-name="T5">aria-readonly=”</text:span><text:span text:style-name="T27">true/false</text:span><text:span text:style-name="T5">” -</text:span> <text:span text:style-name="T177">Indica que o elemento não é editável, mas é operável, ou seja, indica que o elemento é apenas leitura.</text:span></text:p>
      <text:p text:style-name="P162"/>
      <text:p text:style-name="P163"><text:soft-page-break/><text:span text:style-name="T5">aria-relevant=”additions/all/removals/text/additions text(padrão)” -</text:span> Indica quais notificações a tecnologia assistiva do usuário acionará quando a árvore de acessibilidade em uma região <text:span text:style-name="T178">a</text:span><text:span text:style-name="T179">tiva</text:span> for modi<text:span text:style-name="T178">f</text:span>icada.</text:p>
      <text:p text:style-name="P172"><text:span text:style-name="T165"><text:s text:c="6"/></text:span><text:span text:style-name="T29">Additions: </text:span><text:span text:style-name="T127">A inserção na região ao vivo deve ser considerada relevante.</text:span></text:p>
      <text:p text:style-name="P146"><text:span text:style-name="T177"><text:s text:c="6"/></text:span><text:span text:style-name="T27">all: </text:span><text:span text:style-name="T130">Equivalente à combinação de todos os valores.</text:span></text:p>
      <text:p text:style-name="P147"><text:span text:style-name="T27"><text:s text:c="6"/>removals: </text:span><text:span text:style-name="T130">A exclusão deve ser considerada relevante.</text:span></text:p>
      <text:p text:style-name="P146"><text:span text:style-name="T27"><text:s text:c="6"/>text: </text:span><text:span text:style-name="T130">Mudanças no conteúdo textual devem ser consideradas relevantes.</text:span></text:p>
      <text:p text:style-name="P148"><text:span text:style-name="T27"><text:s text:c="6"/>additions text (padrão): </text:span><text:span text:style-name="T130">Equivale à combinação de valores, </text:span><text:span text:style-name="T131">text e <text:s/></text:span></text:p>
      <text:p text:style-name="P148"><text:span text:style-name="T131"><text:s text:c="6"/>additions.</text:span></text:p>
      <text:p text:style-name="P148"><text:span text:style-name="T131"/></text:p>
      <text:p text:style-name="P164"><text:span text:style-name="T140">aria-required=”</text:span><text:span text:style-name="T141">true/false</text:span><text:span text:style-name="T140">” -</text:span><text:span text:style-name="T130"> </text:span><text:span text:style-name="T132">Indica / Informa que a entrada do usuario é necessaria no elemento antes que um formulario possa ser enviado.</text:span></text:p>
      <text:p text:style-name="P164"><text:span text:style-name="T132"/></text:p>
      <text:p text:style-name="P165"><text:span text:style-name="T140">aria-roledescription=”</text:span><text:span text:style-name="T142">texto</text:span><text:span text:style-name="T140">” -</text:span><text:span text:style-name="T130"> </text:span><text:span text:style-name="T133">Define uma descrição localizada pelo autor, legivel por humanos, para a função de um elemento. </text:span><text:span text:style-name="T134">Vai esclarecer a finalidade das funções de container não interativas e fornecer uma descrição mais especifica para um widget.</text:span></text:p>
      <text:p text:style-name="P165"><text:span text:style-name="T134"/></text:p>
      <text:p text:style-name="P167"><text:span text:style-name="T140">aria-rowcount=”numero” –</text:span><text:span text:style-name="T130"> Define </text:span><text:span text:style-name="T135">/ Informa</text:span><text:span text:style-name="T130"> o numero total de linhas em uma tabela ou grade.</text:span></text:p>
      <text:p text:style-name="P166"><text:span text:style-name="T130"/></text:p>
      <text:p text:style-name="P166"><text:span text:style-name="T140">aria-rowindex=”</text:span><text:span text:style-name="T143">numero</text:span><text:span text:style-name="T140">” -</text:span><text:span text:style-name="T130"> </text:span><text:span text:style-name="T135">Define / Informa a posição de um elemento em relação ao numero total de linhas em uma tabela ou grade.</text:span></text:p>
      <text:p text:style-name="P166"><text:span text:style-name="T135"/></text:p>
      <text:p text:style-name="P168"><text:span text:style-name="T140">aria-rowindextext=”texto” –</text:span><text:span text:style-name="T130"> Define / informa uma alternativa de texto do aria rowindex.</text:span></text:p>
      <text:p text:style-name="P168"><text:span text:style-name="T130"/></text:p>
      <text:p text:style-name="P168"><text:span text:style-name="T140">aria-rowspan=”numero” -</text:span><text:span text:style-name="T130"> Define / Informa o numero de linhas estendidas por uma célula ou gridcell dentro de uma tabela ou grade.</text:span></text:p>
      <text:p text:style-name="P168"><text:span text:style-name="T130"/></text:p>
      <text:p text:style-name="P173"><text:soft-page-break/><text:span text:style-name="T138">aria-selected=”true/false/undefined(padrão)” -</text:span><text:span text:style-name="T128"> Indica o estado “selecionado” atual de vários widgets (aria gridcell, aria option, aria row, aria tab). É</text:span><text:span text:style-name="T127"> usado para indicar quais elementos nos widgets compostos de seleção única e seleção múltipla são selecionados.</text:span></text:p>
      <text:p text:style-name="P173"><text:span text:style-name="T127"><text:s text:c="5"/></text:span><text:span text:style-name="T138">true:</text:span><text:span text:style-name="T128"> O elemento selecionavel é selecionado.</text:span></text:p>
      <text:p text:style-name="P173"><text:span text:style-name="T128"><text:s text:c="5"/></text:span><text:span text:style-name="T138">false:</text:span><text:span text:style-name="T128"> O elemento selecionavel não esta selecionado.</text:span></text:p>
      <text:p text:style-name="P173"><text:span text:style-name="T128"><text:s text:c="5"/></text:span><text:span text:style-name="T138">undefined:</text:span><text:span text:style-name="T128"> O elemento não é selecionavel.</text:span></text:p>
      <text:p text:style-name="P173"><text:span text:style-name="T128"/></text:p>
      <text:p text:style-name="P174"><text:span text:style-name="T139">a</text:span><text:span text:style-name="T137">ria-setsize=”</text:span><text:span text:style-name="T139">numero</text:span><text:span text:style-name="T137">” -</text:span><text:span text:style-name="T127"> Define / Informa o numero de itens no conjunto atual de uma listitems ou treeitems quando nem todos os itens do conjunto estão presentes no DOM, </text:span><text:span text:style-name="T129">ou seja, Indica o numero total de itens</text:span><text:span text:style-name="T127">.</text:span></text:p>
      <text:p text:style-name="P174"><text:span text:style-name="T127"/></text:p>
      <text:p text:style-name="P175"><text:span text:style-name="T137">aria-sort=”ascending/descending/none/other” -</text:span><text:span text:style-name="T127"> Informa se os itens em uma tabela ou grade são classificados em ordem crescente ou descrescente.</text:span></text:p>
      <text:p text:style-name="P169"><text:span text:style-name="T140"><text:s text:c="5"/>ascending: </text:span><text:span text:style-name="T130">Os itens são classificados em ordem crescente por esta </text:span></text:p>
      <text:p text:style-name="P170"><text:span text:style-name="T126"><text:s text:c="5"/>coluna.</text:span></text:p>
      <text:p text:style-name="P169"><text:span text:style-name="T140"><text:s text:c="5"/>descending: </text:span><text:span text:style-name="T130">Os itens são classificados em ordem decrescente por esta <text:s text:c="5"/></text:span></text:p>
      <text:p text:style-name="P170"><text:span text:style-name="T126"><text:s text:c="5"/>coluna.</text:span></text:p>
      <text:p text:style-name="P169"><text:span text:style-name="T140"><text:s text:c="5"/>none: </text:span><text:span text:style-name="T130">Não há classificação definida aplicada à coluna.</text:span></text:p>
      <text:p text:style-name="P169"><text:span text:style-name="T140"><text:s text:c="5"/>other: </text:span><text:span text:style-name="T130">Um algoritmo de classificação diferente de ascendente ou <text:s text:c="5"/></text:span></text:p>
      <text:p text:style-name="P170"><text:span text:style-name="T126"><text:s text:c="5"/>descendente foi aplicado.</text:span></text:p>
      <text:p text:style-name="P170"><text:span text:style-name="T126"/></text:p>
      <text:p text:style-name="P170"><text:span text:style-name="T140">aria-valuemax=”</text:span><text:span text:style-name="T144">numero</text:span><text:span text:style-name="T140">” -</text:span><text:span text:style-name="T126"> </text:span><text:span text:style-name="T145">Define / Informa o valor maximo permitido para elementos (widgets) de intervalo.</text:span></text:p>
      <text:p text:style-name="P170"><text:span text:style-name="T145"/></text:p>
      <text:p text:style-name="P171"><text:span text:style-name="T140">aria-valuemin=”numero” –</text:span><text:span text:style-name="T126"> Define / Informa o valor minimo permitido para elementos (widgets) de intervalo.</text:span></text:p>
      <text:p text:style-name="P171"><text:span text:style-name="T126"/></text:p>
      <text:p text:style-name="P171"><text:span text:style-name="T140">aria-valuenow=”numero” -</text:span><text:span text:style-name="T126"> Define / Informa o valor atual de um elemento (widget) de intervalo.</text:span></text:p>
      <text:p text:style-name="P149"><text:soft-page-break/><text:span text:style-name="T144">aria-valuetext=”texto” -</text:span><text:span text:style-name="T136"> Define / Informa a alternativa de texto do aria valuenow de um elemento (widget) de intervalo.</text:span></text:p>
      <text:h text:style-name="P119" text:outline-level="2">Link<text:span text:style-name="T148">s</text:span></text:h>
      <text:p text:style-name="P3"><text:span text:style-name="T148">Roles (Funções) - </text:span><text:a xlink:type="simple" xlink:href="https://developer.mozilla.org/en-US/docs/Web/Accessibility/ARIA/Roles" text:style-name="Internet_20_link" text:visited-style-name="Visited_20_Internet_20_Link">https://developer.mozilla.org/en-US/docs/Web/Accessibility/ARIA/Roles</text:a></text:p>
      <text:p text:style-name="P20"/>
      <text:p text:style-name="P55">Propriedades e Estados -</text:p>
      <text:p text:style-name="P55"><text:a xlink:type="simple" xlink:href="https://developer.mozilla.org/en-US/docs/Web/Accessibility/ARIA/Attributes" text:style-name="Internet_20_link" text:visited-style-name="Visited_20_Internet_20_Link">https://developer.mozilla.org/en-US/docs/Web/Accessibility/ARIA/Attributes</text:a> </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kinson Hyperlegible" svg:font-family="'Atkinson Hyperlegible', sans-serif"/>
    <style:font-face style:name="Helvetica Neue" svg:font-family="'Helvetica Neue', Tahoma, Arial, Helvetica, sans-serif"/>
    <style:font-face style:name="Inter" svg:font-family="Inter, BlinkMacSystemFont, 'Segoe UI', Roboto, Oxygen, Ubuntu, Cantarell, 'Fira Sans', 'Droid Sans', 'Helvetica Neue',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09:16:09.906776110</meta:creation-date>
    <dc:date>2023-07-03T17:55:55.425633892</dc:date>
    <meta:editing-duration>P1DT58M34S</meta:editing-duration>
    <meta:editing-cycles>56</meta:editing-cycles>
    <meta:generator>LibreOffice/7.0.4.2$Linux_X86_64 LibreOffice_project/00$Build-2</meta:generator>
    <meta:document-statistic meta:table-count="0" meta:image-count="0" meta:object-count="0" meta:page-count="22" meta:paragraph-count="195" meta:word-count="4604" meta:character-count="30120" meta:non-whitespace-character-count="25417"/>
  </office:meta>
</office:document-meta>
</file>